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Stateful FaaS</text:title></text:p>
      <text:p text:style-name="OrgTitle"/>
      <text:p text:style-name="OrgSubtitle"><text:initial-creator>Nandaja Varma Nandakumar</text:initial-creator></text:p>
      <text:p text:style-name="OrgSubtitle"/>
      <text:p text:style-name="OrgFixedWidthBlock">\begin{abstract}</text:p>
      <text:p text:style-name="OrgFixedWidthBlock">Serverless Computing is an up and coming platform as a service offering </text:p>
      <text:p text:style-name="OrgFixedWidthBlock">where the cloud provider manages and allocates</text:p>
      <text:p text:style-name="OrgFixedWidthBlock">resources needed to keep the application running. This lets the developer focus on the application development</text:p>
      <text:p text:style-name="OrgFixedWidthBlock">and not on server maintenance. Alongside off loading the provisioning and</text:p>
      <text:p text:style-name="OrgFixedWidthBlock">maintenance of the server, Serverless computing also reduces resource waste</text:p>
      <text:p text:style-name="OrgFixedWidthBlock">by scaling up and down the allocation depending on the load and the</text:p>
      <text:p text:style-name="OrgFixedWidthBlock">configurations. The users only pay for the resources that were used by the</text:p>
      <text:p text:style-name="OrgFixedWidthBlock">application thereby saving huge operational cost on their infrastructure</text:p>
      <text:p text:style-name="OrgFixedWidthBlock">hosting.</text:p>
      <text:p text:style-name="OrgFixedWidthBlock"/>
      <text:p text:style-name="OrgFixedWidthBlock">Although Serverless might sounds like the holy grail of application hosting, the </text:p>
      <text:p text:style-name="OrgFixedWidthBlock">current state of art technology fall short in several places to meet the industrial</text:p>
      <text:p text:style-name="OrgFixedWidthBlock">requirements. Data intensive applications, streaming applications, and</text:p>
      <text:p text:style-name="OrgFixedWidthBlock">distributed computing are some of the fields that could be benefited heavily by</text:p>
      <text:p text:style-name="OrgFixedWidthBlock">implementation on Serverless platforms in terms of ease of development,</text:p>
      <text:p text:style-name="OrgFixedWidthBlock">efficiency and cost. But all the existing platforms offer very</text:p>
      <text:p text:style-name="OrgFixedWidthBlock">poor performance in these fields and works mostly via workarounds and n number</text:p>
      <text:p text:style-name="OrgFixedWidthBlock">of third party tools.</text:p>
      <text:p text:style-name="OrgFixedWidthBlock"/>
      <text:p text:style-name="OrgFixedWidthBlock">This thesis analyses the Serverless paradigm in depth,</text:p>
      <text:p text:style-name="OrgFixedWidthBlock">pointing out the reasons for this reduced adaptability. To solve these issues, we propose a lightweight</text:p>
      <text:p text:style-name="OrgFixedWidthBlock">extension to an existing Open Source Serverless platform, OpenFaaS, that provides</text:p>
      <text:p text:style-name="OrgFixedWidthBlock">flexibility, scalability and adaptability, while making sure not to violate the notion</text:p>
      <text:p text:style-name="OrgFixedWidthBlock">of functions. Our implementation tries to reduce the operational gap between the</text:p>
      <text:p text:style-name="OrgFixedWidthBlock">industrial applications and theoretical ideas produced by researches in the past few years.</text:p>
      <text:p text:style-name="OrgFixedWidthBlock">This thesis also offers a deep study of the full potential and limitations of</text:p>
      <text:p text:style-name="OrgFixedWidthBlock">Serverless thereby making it clear to the reader why more innovations are</text:p>
      <text:p text:style-name="OrgFixedWidthBlock">necessary in this field.</text:p>
      <text:p text:style-name="OrgFixedWidthBlock"/>
      <text:p text:style-name="OrgFixedWidthBlockLastLine">\end{abstract}</text:p>
      <text:p text:style-name="OrgFixedWidthBlockLastLine"/>
      <text:table-of-content text:style-name="OrgIndexSection" text:protected="true" text:name="Table of Contents">
        <text:table-of-content-source text:outline-level="5">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49980e">1. Introduction</text:a></text:p>
          <text:p text:style-name="Contents_20_1"><text:a xlink:type="simple" xlink:href="#org706d045">2. Background and Motivation</text:a></text:p>
          <text:p text:style-name="Contents_20_2"><text:a xlink:type="simple" xlink:href="#org91137aa">2.1. Evolution of cloud resource management</text:a></text:p>
          <text:p text:style-name="Contents_20_3"><text:a xlink:type="simple" xlink:href="#orgda98bba">2.1.1. Dedicated servers</text:a></text:p>
          <text:p text:style-name="Contents_20_3"><text:a xlink:type="simple" xlink:href="#orgc77b511">2.1.2. Dedicated virtual machines(BaaS)</text:a></text:p>
          <text:p text:style-name="Contents_20_4"><text:a xlink:type="simple" xlink:href="#org3ad603f">2.1.2.1. Linux Containers</text:a></text:p>
          <text:p text:style-name="Contents_20_4"><text:a xlink:type="simple" xlink:href="#orged20c42">2.1.2.2. Autoscaling</text:a></text:p>
          <text:p text:style-name="Contents_20_3"><text:a xlink:type="simple" xlink:href="#org3a2930f">2.1.3. Serverless</text:a></text:p>
          <text:p text:style-name="Contents_20_2"><text:a xlink:type="simple" xlink:href="#org667bde4">2.2. FaaS</text:a></text:p>
          <text:p text:style-name="Contents_20_3"><text:a xlink:type="simple" xlink:href="#org073511b">2.2.1. Properties of FaaS</text:a></text:p>
          <text:p text:style-name="Contents_20_4"><text:a xlink:type="simple" xlink:href="#org5047661">2.2.1.1. Statelessness</text:a></text:p>
          <text:p text:style-name="Contents_20_4"><text:a xlink:type="simple" xlink:href="#orge8b90cb">2.2.1.2. Triggers</text:a></text:p>
          <text:p text:style-name="Contents_20_4"><text:a xlink:type="simple" xlink:href="#org48cad9b">2.2.1.3. Parallelism</text:a></text:p>
          <text:p text:style-name="Contents_20_4"><text:a xlink:type="simple" xlink:href="#org96fe3cd">2.2.1.4. Billing</text:a></text:p>
          <text:p text:style-name="Contents_20_3"><text:a xlink:type="simple" xlink:href="#orgb5152ea">2.2.2. How programming models are getting affected by this</text:a></text:p>
          <text:p text:style-name="Contents_20_4"><text:a xlink:type="simple" xlink:href="#org5ca1d79">2.2.2.1. Faas + Microservices</text:a></text:p>
          <text:p text:style-name="Contents_20_4"><text:a xlink:type="simple" xlink:href="#org9a79f59">2.2.2.2. Statelessness a.k.a Functional programming model</text:a></text:p>
          <text:p text:style-name="Contents_20_3"><text:a xlink:type="simple" xlink:href="#orgb79fb91">2.2.3. Popular commercial offerings</text:a></text:p>
          <text:p text:style-name="Contents_20_5"><text:a xlink:type="simple" xlink:href="#org86cb4f9">2.2.3.0.1. Understanding Open Source Serverless Platforms:Design Considerations and Performance</text:a></text:p>
          <text:p text:style-name="Contents_20_4"><text:a xlink:type="simple" xlink:href="#org8aef349">2.2.3.1. AWS Lambda</text:a></text:p>
          <text:p text:style-name="Contents_20_4"><text:a xlink:type="simple" xlink:href="#org55d799e">2.2.3.2. Google cloud functions</text:a></text:p>
          <text:p text:style-name="Contents_20_4"><text:a xlink:type="simple" xlink:href="#org9d2824e">2.2.3.3. Azure functions</text:a></text:p>
          <text:p text:style-name="Contents_20_3"><text:a xlink:type="simple" xlink:href="#org669af69">2.2.4. Where Serverless computing fall short</text:a></text:p>
          <text:p text:style-name="Contents_20_4"><text:a xlink:type="simple" xlink:href="#orge6ff72a">2.2.4.1. Lack of state</text:a></text:p>
          <text:p text:style-name="Contents_20_5"><text:a xlink:type="simple" xlink:href="#org07bd373">2.2.4.1.1. I/O Latency</text:a></text:p>
          <text:p text:style-name="Contents_20_4"><text:a xlink:type="simple" xlink:href="#org2338028">2.2.4.2. Coordination issues among functions</text:a></text:p>
          <text:p text:style-name="Contents_20_4"><text:a xlink:type="simple" xlink:href="#orga323233">2.2.4.3. Vendor lock-in</text:a></text:p>
          <text:p text:style-name="Contents_20_4"><text:a xlink:type="simple" xlink:href="#org8a0d188">2.2.4.4. Fixed timeouts</text:a></text:p>
          <text:p text:style-name="Contents_20_4"><text:a xlink:type="simple" xlink:href="#org1295bf8">2.2.4.5. Cold Start</text:a></text:p>
          <text:p text:style-name="Contents_20_4"><text:a xlink:type="simple" xlink:href="#org2d31980">2.2.4.6. Security issues in a multi-tenant environment</text:a></text:p>
          <text:p text:style-name="Contents_20_5"><text:a xlink:type="simple" xlink:href="#org4ab1939">2.2.4.6.1. Function caches</text:a></text:p>
          <text:p text:style-name="Contents_20_4"><text:a xlink:type="simple" xlink:href="#orgfc530da">2.2.4.7. Developer friendliness</text:a></text:p>
          <text:p text:style-name="Contents_20_2"><text:a xlink:type="simple" xlink:href="#org0c1aed7">2.3. Stream Processing/ETLs</text:a></text:p>
          <text:p text:style-name="Contents_20_2"><text:a xlink:type="simple" xlink:href="#orgfb2e85c">2.4. Problem statement</text:a></text:p>
          <text:p text:style-name="Contents_20_1"><text:a xlink:type="simple" xlink:href="#org69fee3e">3. Proposed Solution</text:a></text:p>
          <text:p text:style-name="Contents_20_2"><text:a xlink:type="simple" xlink:href="#org46a694d">3.1. Function composition</text:a></text:p>
          <text:p text:style-name="Contents_20_3"><text:a xlink:type="simple" xlink:href="#org557a6a1">3.1.1. Manual Compilation</text:a></text:p>
          <text:p text:style-name="Contents_20_3"><text:a xlink:type="simple" xlink:href="#org28dadb1">3.1.2. Direct function chaining</text:a></text:p>
          <text:p text:style-name="Contents_20_3"><text:a xlink:type="simple" xlink:href="#org97caa7d">3.1.3. Composition via coordinator functions</text:a></text:p>
          <text:p text:style-name="Contents_20_3"><text:a xlink:type="simple" xlink:href="#orgd0a15df">3.1.4. Event driven composition</text:a></text:p>
          <text:p text:style-name="Contents_20_3"><text:a xlink:type="simple" xlink:href="#org5f4f4b1">3.1.5. Workflows</text:a></text:p>
          <text:p text:style-name="Contents_20_2"><text:a xlink:type="simple" xlink:href="#orge117a96">3.2. Ephemeral Storage</text:a></text:p>
          <text:p text:style-name="Contents_20_3"><text:a xlink:type="simple" xlink:href="#org56c842f">3.2.1. Pocket</text:a></text:p>
          <text:p text:style-name="Contents_20_5"><text:a xlink:type="simple" xlink:href="#org79cf44c">3.2.1.0.1. Architecture</text:a></text:p>
          <text:p text:style-name="Contents_20_5"><text:a xlink:type="simple" xlink:href="#org63caa24">3.2.1.0.2. Client API</text:a></text:p>
          <text:p text:style-name="Contents_20_5"><text:a xlink:type="simple" xlink:href="#org0c31994">3.2.1.0.3. Implementation</text:a></text:p>
          <text:p text:style-name="Contents_20_5"><text:a xlink:type="simple" xlink:href="#org7283407">3.2.1.0.4. Analysis</text:a></text:p>
          <text:p text:style-name="Contents_20_3"><text:a xlink:type="simple" xlink:href="#org0ef08c3">3.2.2. Olric</text:a></text:p>
          <text:p text:style-name="Contents_20_2"><text:a xlink:type="simple" xlink:href="#orgc3217a9">3.3. Multi-tenant security and isolation</text:a></text:p>
          <text:p text:style-name="Contents_20_2"><text:a xlink:type="simple" xlink:href="#org2c78b39">3.4. Monitoring and tracing</text:a></text:p>
          <text:p text:style-name="Contents_20_1"><text:a xlink:type="simple" xlink:href="#orgc187b93">4. Implementation</text:a></text:p>
          <text:p text:style-name="Contents_20_2"><text:a xlink:type="simple" xlink:href="#orgc1f0c2d">4.1. Tools</text:a></text:p>
          <text:p text:style-name="Contents_20_3"><text:a xlink:type="simple" xlink:href="#org25c6db0">4.1.1. Container Orchestration</text:a></text:p>
          <text:p text:style-name="Contents_20_4"><text:a xlink:type="simple" xlink:href="#orgcbea5e4">4.1.1.1. Docker</text:a></text:p>
          <text:p text:style-name="Contents_20_4"><text:a xlink:type="simple" xlink:href="#org56c586b">4.1.1.2. Kubernetes</text:a></text:p>
          <text:p text:style-name="Contents_20_3"><text:a xlink:type="simple" xlink:href="#org024cdac">4.1.2. OpenFaaS</text:a></text:p>
          <text:p text:style-name="Contents_20_4"><text:a xlink:type="simple" xlink:href="#org8595cf7">4.1.2.1. OpenFaaS Gateway</text:a></text:p>
          <text:p text:style-name="Contents_20_4"><text:a xlink:type="simple" xlink:href="#org11b43f3">4.1.2.2. faas-provider</text:a></text:p>
          <text:p text:style-name="Contents_20_4"><text:a xlink:type="simple" xlink:href="#orgda6ee50">4.1.2.3. OpenFaaS watchdog</text:a></text:p>
          <text:p text:style-name="Contents_20_4"><text:a xlink:type="simple" xlink:href="#org3a93959">4.1.2.4. Auto-scaling</text:a></text:p>
          <text:p text:style-name="Contents_20_4"><text:a xlink:type="simple" xlink:href="#org9f480a7">4.1.2.5. NATS streaming</text:a></text:p>
          <text:p text:style-name="Contents_20_4"><text:a xlink:type="simple" xlink:href="#org57bf350">4.1.2.6. Triggers</text:a></text:p>
          <text:p text:style-name="Contents_20_4"><text:a xlink:type="simple" xlink:href="#orgdea2e39">4.1.2.7. Runtime supports and templates</text:a></text:p>
          <text:p text:style-name="Contents_20_3"><text:a xlink:type="simple" xlink:href="#orgf1e164f">4.1.3. FaaS-flow</text:a></text:p>
          <text:p text:style-name="Contents_20_5"><text:a xlink:type="simple" xlink:href="#org257a810">4.1.3.0.1. StateStore</text:a></text:p>
          <text:p text:style-name="Contents_20_5"><text:a xlink:type="simple" xlink:href="#org72f6f5b">4.1.3.0.2. DataStore</text:a></text:p>
          <text:p text:style-name="Contents_20_3"><text:a xlink:type="simple" xlink:href="#orgc635c58">4.1.4. Prometheus</text:a></text:p>
          <text:p text:style-name="Contents_20_3"><text:a xlink:type="simple" xlink:href="#orgead8e89">4.1.5. Jaeger</text:a></text:p>
          <text:p text:style-name="Contents_20_3"><text:a xlink:type="simple" xlink:href="#orgd82dab7">4.1.6. Minio</text:a></text:p>
          <text:p text:style-name="Contents_20_2"><text:a xlink:type="simple" xlink:href="#org1078067">4.2. Architecture</text:a></text:p>
          <text:p text:style-name="Contents_20_1"><text:a xlink:type="simple" xlink:href="#orgd706f85">5. Evaluation</text:a></text:p>
          <text:p text:style-name="Contents_20_1"><text:a xlink:type="simple" xlink:href="#org31ee6bd">6. Related work</text:a></text:p>
          <text:p text:style-name="Contents_20_1"><text:a xlink:type="simple" xlink:href="#org8c761f4">7. Future work</text:a></text:p>
          <text:p text:style-name="Contents_20_1"><text:a xlink:type="simple" xlink:href="#org72b50c4">8. Conclusion</text:a></text:p>
        </text:index-body>
      </text:table-of-content>
      <text:h text:style-name="Heading_20_1" text:outline-level="1" text:is-list-header="false">
<text:bookmark-start text:name="OrgXref.orge49980e"/>
<text:bookmark text:name="orge49980e"/>Introduction
<text:bookmark-end text:name="OrgXref.orge49980e"/></text:h>
      <text:p text:style-name="Text_20_body">Serverless can easily be considered as the new generation of platform as a
service. It is a deployment solution where instead of having continuously
running servers, application instances come up and execute on predefined events.
While the developers worry about
the logic of handling the requests/events, the infrastructure provider takes
care of receiving the request, responding to them, capacity planning, task
scheduling, and operational monitoring<text:span text:style-name="OrgCode">\cite{gotoconf}</text:span>.
This has huge economical and architectural implications that is
still waiting to be explored in its full potential. 
</text:p>
      <text:p text:style-name="Text_20_body">In the current industrial workloads, data intensiveness of the applications are increasing
day by day paving way to adopt several resource heavy tools to do stream
processing, distributed processing, etc. More than often CPU and memory loads in
these machines tent to vary a lot and rather than having a dedicated server to accommodate the whole range
of requirements, it makes perfect sense to convert it into a Serverless workload
thereby saving up on operational cost, resource waste, and ease of development.
Having said that, the current commercial offerings of Serverless do not work
very great with such workloads.
</text:p>
      <text:p text:style-name="Text_20_body">This is mostly due to the sheer
nature of the Serverless paradigm of being completely stateless, thereby forcing
the developers to use external block storages for data store and communication.
By the design of it, Serverless applications are deployed as isolated entities
which are hard to address directly via the network. This makes the composition
of functions a tad bit complicated. The most commercial Cloud Service Providers
currently offer wrapper solutions to workaround the composition problem. A very
notable commercial solution here is AWS stepfunction. AWS stepfunction provide
an API to define function compositions, which eventually get executed in AWS
Lambda, the pioneer in serverless platforms. Other than enforcing vendor lock in
to AWS, stepfunction comes with numerous limitations like 20s timeout on the API
gateway, 5 minutes limit to lambda execution, a limit of 2 executions per second
etc. 
</text:p>
      <text:p text:style-name="Text_20_body">When we look at the academic research in and around this area, in the past
couple of years a handful of ideas has been thrown into introducing state in
serverless. A very interesting proposal was Cloudburst CITE{<text:a xlink:type="simple" xlink:href="https://arxiv.org/abs/2001.04592">PAPER</text:a>} which
introduces a consistent cache storage between functions to store and retrieve
intermediate data in wire speed. Although the project succeeds in proposing a
very elastic system architecture that co-locates data alongside functions across
the cluster, but it is seen that the system doesn't scale really well along with
the requirement making it a bad adaptation for streaming and big data workloads.
Alongside it lacks provisioning to define branches or conditionals in the function
composition making it less flexible from the point of view of the interaction.
</text:p>
      <text:p text:style-name="Text_20_body">A similar idea was SAND CITE{<text:a xlink:type="simple" xlink:href="https://www.usenix.org/system/files/conference/atc18/atc18-akkus.pdf">paper</text:a>}, where a hierarchical message bus to allow
function composition and inter process calls. Other than being a closed source
project and pretty abandoned in the past couple of years, the resource
allocation is not tracked or controlled by the system breaking the per usage
billing notion of Serverless paradigm. The system also doesn't offer a
production level isolation mechanism.
</text:p>
      <text:p text:style-name="Text_20_body">In this thesis, we propose an approach to improve the application of state
to the serverless platform by introducing the provision to provide a
computational graph to the serverless platform which defines the control flow
and data flow in the composition. The intermediate data transfer between the
functions will be taken care with the help of maintaining a scalable in memory
distributed cache and storing the intermediate data in them as ephemeral data.
Our system also provides fine grained control over resource allocation and
scaling rules for each individual function. Alongside, it provides extensive
monitoring, function level tracing and visualization, and out of box setup and
deployment. It is worth mentioning  that this  reduces the gap that currently
exists with a lot of research ideas and the industry level applications, making
it an easily adaptable solution. We propose a very secure and multi-tenant implementation of a
state-ful Serverless setup which can be easily used for production quality
applications. A focus on the possibility to monitor the application performance
and usage provides a possibility to do fine grained billing of the resources and thereby
contributing to the easy adaptability of our extension.
</text:p>
      <text:p text:style-name="Text_20_body">Providing state via additional infrastructure instead of altering the function
characteristic was a conscious choice. The serverless computing abstraction,
despite its many advantages, exposes several low-level operational  details that
make it hard for programmers to write and reason about their code CITE {<text:a xlink:type="simple" xlink:href="https://arxiv.org/pdf/1902.05870.pdf">paper</text:a>}. This is
related to misusing/misunderstanding state in serverless environment. Since
the same function is reused again and again to avoid latency, the cache or state
persists across invocations leading to faulty results. If the state store is
handled by an external party mapping to the invocation id, a lot of this faulty
management can be handled.
</text:p>
      <text:p text:style-name="Text_20_body">As for the implementation, we proceed by extending an existing, widely used
Serverless platform called OpenFaaS so as to make it readily adaptable as a FaaS
infrastructure for production quality applications. As for the function
composition, we use an existing library faas-flow to support event driven
workflow based function composition pattern. We make sure that the notion of a
function or serverless platform will not be violated in this process since with
the current state of art of infrastructure deployment, autoscaling and
concurrency are made happen by leveraging the notions of statelessness and functional coding.
</text:p>
      <text:p text:style-name="Text_20_body">There has been several academic researches on ephemeral autoscaling storages in
the past couple of years. Pocket project is one that has received appreciation
and we will be analyzing this platform in depth. Our thesis implementation
adapts an existing ephemeral storage platform.
</text:p>
      <text:p text:style-name="Text_20_body">Using our proposed Serverless setup, we try to efficiently run a
Extract-Transfer-Load(ETL) workload on streaming data. ETL basically is a
pipelined workflow that involves receiving data
from source, cleaning and transforming it, and loading it to a sink. We will
split the whole operation into multiple functions as per the Serverless notion
and have them communicate data and state internally via the ephemeral data store
to complete the pipeline thereby reducing the latency and external bottlenecks.
</text:p>
      <text:p text:style-name="Text_20_body">This document describes more on Serverless paradigm, the shortcomings of it, the
ones we are trying to solve, our solution and evaluation. It is split into
several sections as follows:
</text:p>
      <text:p text:style-name="Text_20_body">In Section 2, we go a bit in depth to understand the history of cloud
infrastructure and the technological innovations that led to Serverless
paradigm. We also look in detail at the characteristics and nature of
Serverless. We look at some commercial Serverless offerings and understand how
in the programming world Serverless has influenced even in the way of developing.
We will also see what limitations it holds at its current state of evolution and
on solving which issue are we particularly interested in, in the scope of this
thesis.
</text:p>
      <text:p text:style-name="Text_20_body">In Section 4, we look at the current state of research in the field of
Serverless technologies and some related works.
</text:p>
      <text:p text:style-name="Text_20_body">In Section 3, We present the proposed solution for our Serverless setup going
into detail about how certain unacceptable limitations can be overcome.
</text:p>
      <text:p text:style-name="Text_20_body">In Section 4, the implementation of the system including the architecture and
the tools used is presented.
</text:p>
      <text:p text:style-name="Text_20_body">In Section 5, we go on with the evaluation of our system as opposed to standard
Serverless workloads.
</text:p>
      <text:p text:style-name="Text_20_body">We move on to Section 6 to understand the limitations of our proposed system.
</text:p>
      <text:p text:style-name="Text_20_body">In Section 7, the future work that can be done in this direction is laid out
before the reader.
</text:p>
      <text:h text:style-name="Heading_20_1" text:outline-level="1" text:is-list-header="false">
<text:bookmark-start text:name="OrgXref.org706d045"/>
<text:bookmark text:name="org706d045"/>Background and Motivation
<text:bookmark-end text:name="OrgXref.org706d045"/></text:h>
      <text:p text:style-name="Text_20_body">The term serverless have been vaguely thrown around the domain of cloud
infrastructure in the past decade as the breakthrough resource(and hence money)
saving tool that lets the developers focus on application logic rather than the
deployment and server maintenance. Having said that, it is often hard to define
what exactly serverless is since the service offering tend to change based on
the cloud provider and the interpretations of the users. It is fair to say that
serverless is a huge leap in the direction of using computational power as a
resource which can be paid for as per the usage.
Although the terminology is irrelevant, we will be focusing on the serverless
offering called Function-as-a-Service(FaaS) where the cloud providers offer a
platform to which we can upload our application code to(complying to the API
rules) and get uninterrupted service of the same at an endpoint irrespective of
the traffic or data load. Paying only for what resources has been used adds to
the attraction of the domain.
In this section, we will understand more about this technology, the
popular commercial offerings the same, and its limitations and the current state
of research. 
We will also analyze the popular data processing and streaming pipelines in the
industries these days and why serverless computing fall short in being the right
tool of development and deployment here.
</text:p>
      <text:h text:style-name="Heading_20_2" text:outline-level="2" text:is-list-header="false">
<text:bookmark-start text:name="OrgXref.org91137aa"/>
<text:bookmark text:name="org91137aa"/>Evolution of cloud resource management
<text:bookmark-end text:name="OrgXref.org91137aa"/></text:h>
      <text:p text:style-name="Text_20_body">In the past 3 decades, software deployments and infrastructure management has
seen a lot of innovation and evolution. Before diving into the current
industrial standards, it is important to understand the evolutions in this field
to get a better grasp on the technological innovations that bought this about.
</text:p>
      <text:h text:style-name="Heading_20_3" text:outline-level="3" text:is-list-header="false">
<text:bookmark-start text:name="OrgXref.orgda98bba"/>
<text:bookmark text:name="orgda98bba"/>Dedicated servers
<text:bookmark-end text:name="OrgXref.orgda98bba"/></text:h>
      <text:p text:style-name="Text_20_body">Even as recent as 15 years ago this was the industry standard for deployments. Dedicated servers
are physical machines. The general practice was to have server racks on the premise
of the company which are maintained by system administrators and all your
software is
hosted there. Although this method offers advanced security and high
availability, it is often common that a lot of physical resources were
underutilized and each resource was for single client. Not to mention the
environmental impact of the reserved heavy hardware which leaves a heavy carbon
footprint and e-wastes.
</text:p>
      <text:h text:style-name="Heading_20_3" text:outline-level="3" text:is-list-header="false">
<text:bookmark-start text:name="OrgXref.orgc77b511"/>
<text:bookmark text:name="orgc77b511"/>Dedicated virtual machines(BaaS)
<text:bookmark-end text:name="OrgXref.orgc77b511"/></text:h>
      <text:p text:style-name="Text_20_body">Virtualization technology changed the face of software infrastructure by decoupling
applications from the underlying hardware. Virtualized servers are not physical
machines, they are a software construct. Virtual servers run on dedicated
servers, the resources of which are divided between several virtual servers.
To get slightly technical, virtualization usually involves installing a virtualization software(Hypervisor) on an
existing operating system and then having multiple operating systems on it,
sharing all the resources of the underlying operating system, yet providing
great security and isolation.
</text:p>
      <text:p text:style-name="OrgFixedWidthBlock">\begin{figure}[!h]</text:p>
      <text:p text:style-name="OrgFixedWidthBlock"> <text:s text:c="3"/>\caption{Figure 1: Virtualization through hupervisors}</text:p>
      <text:p text:style-name="OrgFixedWidthBlock"> <text:s text:c="3"/>\centering</text:p>
      <text:p text:style-name="OrgFixedWidthBlock"> <text:s text:c="3"/>\includegraphics[width=80mm]{./thesis_images/virtual_machines.JPG}</text:p>
      <text:p text:style-name="OrgFixedWidthBlock"> <text:s text:c="3"/>\label{fig:testing the label}</text:p>
      <text:p text:style-name="OrgFixedWidthBlockLastLine">\end{figure}</text:p>
      <text:p text:style-name="OrgFixedWidthBlockLastLine"/>
      <text:p text:style-name="Text_20_body">Although applications in hosted on the virtual machine suffers from a heavy
input/output and network overload because of the added layer of indirection,
this technology reduces the resource waste to a great extend. The enterprises could share their hardware into
multiple virtual machines and have different hosting and computation in each of
the them. System administrators started splitting up their bare metal resources
among multiple Virtual Private Servers(VPS) by the help of virtualization
software. Each VPS would give you the feeling
of having a real system although it is a virtualized system which is sharing the
resources with other VPSs. This reduced a lot the amount of work and energy spent on
maintaining server racks along with the terrible underutilization of resources.
</text:p>
      <text:p text:style-name="Text_20_body">More and more companies started adapting this technology and in early 2006
Amazon Web Services(AWS) re-launched themselves as a platform that offers
computing and storage space to developers and enterprises on an on-demand basis
revolutionizing how companies were designing their system architecture. Soon
after Google and Microsoft followed suit with their cloud infrastructure
platforms offering similar services. All these providers function by maintaining
huge, dedicated server farms across the globe to provide the necessary resources
to the customers.
</text:p>
      <text:p text:style-name="Text_20_body">These kind of services, generally called as Infrastructure as a Service(IaaS) or
Platform as a Service(PaaS), went through a
series of changes during the past decade. On-demand compute instances to
completely managed deployment services(eg: Google App Engine), Pay per use block
storages(AWS S3) to fully managed dedicated relational databases(Google Cloud
SQL, AWS RDS, etc.) a lot of really efficient and interesting services started
to be available for the developers disposition. The billing scheme of these
services also started to be quite flexible even allowing a per second billing
plan in the past couple of years by Google.
</text:p>
      <text:p text:style-name="Text_20_body">It is also worth noting that with the advent of virtualization, the job profiles
in several companies shifted from having a system administrator role to 
having profiles called DevOps(development and
operations) who are application developers focusing on the provisioning of the
virtual machines to deploy their applications. Although IaaS solved a lot of
hassle around infrastructure provisioning, the systems and load of the
applications still remained independent. Applications always had dedicated virtual machines
even if the load/traffic to and fro the application is not constant. This meant that a
lot of resources were still being wasted.
</text:p>
      <text:h text:style-name="Heading_20_4" text:outline-level="4" text:is-list-header="false">
<text:bookmark-start text:name="OrgXref.org3ad603f"/>
<text:bookmark text:name="org3ad603f"/>Linux Containers
<text:bookmark-end text:name="OrgXref.org3ad603f"/></text:h>
      <text:p text:style-name="Text_20_body">A game changer in the world of virtualization was containerization. Containers
are yet another packaged computing environment that combine various IT
components and isolate them from the rest of the system just like a virtual
machine would. It was developed to solve a lot of problems with virtual
machines. The purpose of the containers is to encapsulate an application and its
dependencies within its own environment. This allows them to run in isolation
while they are using the same system resources and the same operating system.
Since the resources are not wasted on running separate operating systems tasks,
containerization allows for a much quicker, lightweight deployment of
applications. Each container image could be only a few megabytes in size, making
it easier to share, migrate, and move. Figure 2 shows the difference in the
isolation levels of containers and virtual machines.
[containers]CITE Even though Linux Containers
have existed for a very long time, in the past decade, containers were made a
lot more approachable and adaptable as a
technology by the advent of communities like Docker and rkt.
</text:p>
      <text:p text:style-name="OrgFixedWidthBlock">\begin{figure}[!h]</text:p>
      <text:p text:style-name="OrgFixedWidthBlock"> <text:s text:c="3"/>\caption{Figure 2: Virtual Machines Vs Containers}</text:p>
      <text:p text:style-name="OrgFixedWidthBlock"> <text:s text:c="3"/>\centering</text:p>
      <text:p text:style-name="OrgFixedWidthBlock"> <text:s text:c="3"/>\includegraphics[width=80mm]{./thesis_images/VM_image.PNG}</text:p>
      <text:p text:style-name="OrgFixedWidthBlock"> <text:s text:c="3"/>\label{fig:vm_vs_containers}</text:p>
      <text:p text:style-name="OrgFixedWidthBlockLastLine">\end{figure}</text:p>
      <text:p text:style-name="OrgFixedWidthBlockLastLine"/>
      <text:p text:style-name="Text_20_body">The light weight of the containers
made it the ideal candidate for running applications. What makes container based deployments special
as opposed to the ones deployed directly on the host is the consistency of the environment. The application
execution environment can be recreated and ported from one system to another without affecting the functionality
of the application or having to reinstall the whole binary dependencies on the new machine. Reproducability of the
production environment even in the local exactly, meant that the development/testing cycle became much more efficient.
The isolated package of the application, enveloped as a container image, is
agnostic of the operating system it runs on opening new possibilities for the
deployment. One could also limit and fine tune the resources used by a running
containers giving a lot more control over the application.
</text:p>
      <text:h text:style-name="Heading_20_4" text:outline-level="4" text:is-list-header="false">
<text:bookmark-start text:name="OrgXref.orged20c42"/>
<text:bookmark text:name="orged20c42"/>Autoscaling
<text:bookmark-end text:name="OrgXref.orged20c42"/></text:h>
      <text:p text:style-name="Text_20_body">The ease in which one can limit the resources and tweak the runtime parameters externally contributed heavily
to the service offering called autoscaling which basically meant resources for an
application runtime were added or removed as per the usage. All the commercial
cloud providers started offering the aforementioned service in different
flavors. Autoscaling on EC2 or Google Compute, AWS Fargate, etc. are some examples.
</text:p>
      <text:p text:style-name="Text_20_body">In the past two years, innovations have taken a leap in the field of isolation
environments, introducing solutions like AWS Firecracker, Cloudflare workers,
etc. to the community. These solutions aim at mitigating the shortcomings of
Containers which we will discuss in Section 2.2.4
</text:p>
      <text:h text:style-name="Heading_20_3" text:outline-level="3" text:is-list-header="false">
<text:bookmark-start text:name="OrgXref.org3a2930f"/>
<text:bookmark text:name="org3a2930f"/>Serverless
<text:bookmark-end text:name="OrgXref.org3a2930f"/></text:h>
      <text:p text:style-name="Text_20_body">Like mentioned earlier, in the past two years the terms Serverless and Function-as-a-Service are quite
often used interchangeably. In terms of the resource reservation, Serverless can
be considered as a platform as a service solution that scales. Your application
will always have enough and only enough resources dedicated to it. It will scale
up and down based on the load and traffic and the developer only pays for the usage.
This paradigm of autoscaling has been hence applied even to database storage
solutions by major cloud providers such that even the block storage is allocated
based on usage and there will be a burst of reservation as soon as a certain
limit is reached.
The pioneers of this technology can be considered as the proprietary service
Lambda by Amazon Web Services[CITE]. Several other cloud providers followed suit
with similar platforms specific to their infrastructure.
The nature of serverless makes it attractive for both developers and the cloud
providers since in the case of former, it means paying much less and in case of
the latter, it means they can easily provide shared tenant resource allocation
units.
</text:p>
      <text:p text:style-name="Text_20_body">We will dive more into the properties and nature of the solution
Function-as-a-Service(FaaS) in the following session. 
</text:p>
      <text:h text:style-name="Heading_20_2" text:outline-level="2" text:is-list-header="false">
<text:bookmark-start text:name="OrgXref.org667bde4"/>
<text:bookmark text:name="org667bde4"/>FaaS
<text:bookmark-end text:name="OrgXref.org667bde4"/></text:h>
      <text:p text:style-name="Text_20_body">So far, we have covered the infrastructure management style of FaaS or
Serverless in general. Let us get a bit in detail into the specifics of the
hosting platform that provides the FaaS functionality.
</text:p>
      <text:p text:style-name="Text_20_body">Most FaaS platforms being closed source, provides the client API for developers
to supply a package including their code and dependencies to. Most platforms
supports a limited set of programming language runtime although it is usually
possible to do workarounds to deploy custom runtime. Behind the screen,
the platform containerizes the application and deploy it so as to get triggered
via pre-defined hooks specified by the developer. The infrastructure also provides endpoints or
interfaces to specify the maximum and minimum CPU and memory allocated for the
application, the maximum timeout for the application(although there is a
hard bound on this imposed by the infrastructure provider usually). To
understand the flow of FaaS workloads, it is important to be aware of the
following properties of the platform.
</text:p>
      <text:h text:style-name="Heading_20_3" text:outline-level="3" text:is-list-header="false">
<text:bookmark-start text:name="OrgXref.org073511b"/>
<text:bookmark text:name="org073511b"/>Properties of FaaS
<text:bookmark-end text:name="OrgXref.org073511b"/></text:h>
      <text:h text:style-name="Heading_20_4" text:outline-level="4" text:is-list-header="false">
<text:bookmark-start text:name="OrgXref.org5047661"/>
<text:bookmark text:name="org5047661"/>Statelessness
<text:bookmark-end text:name="OrgXref.org5047661"/></text:h>
      <text:p text:style-name="Text_20_body">Statelessness in deployments is a conscious decision that was taken during the
conception of the Serverless infrastructure model to make the management of the
platform straight forward and less cumbersome. Statelessness simply means that
the applications that are to be deployed on the said platform exists as
independent functions that are pure in nature. As in, the same data input given
to the function always produces the same output at any point in time. This can
be considered as the side-effect less programming. The data source and sink of
the function can be any supported platform or tool as per the requirement, but
there won't be any intermediate state or cache for the function. This means that
the function at any execution will have no information about the previous
execution unless explicitly specified.
</text:p>
      <text:p text:style-name="Text_20_body">The main advantage with this method for the infrastructure manager is pretty
obvious. The fact that there are no volumes necessary to store any internal
state means that the function can be scaled up and down independently and the
whole infrastructure can stay elastic. Along with this, the provider can
schedule the function in any node in the cluster that they use to host the
application, move it around as per the usage burst, have multi-tenant
deployments in a single machine ensuring the proper isolation for maximum
profitability, and the list goes on.
</text:p>
      <text:p text:style-name="Text_20_body">In short, the notion of function is of prime importance in a
Function-as-a-Service workload like the name suggests.
</text:p>
      <text:h text:style-name="Heading_20_4" text:outline-level="4" text:is-list-header="false">
<text:bookmark-start text:name="OrgXref.orge8b90cb"/>
<text:bookmark text:name="orge8b90cb"/>Triggers
<text:bookmark-end text:name="OrgXref.orge8b90cb"/></text:h>
      <text:p text:style-name="Text_20_body">The functions that are hosted on a FaaS solution need to get triggered on a timely
basis or based on an event. Usually most cloud providers provide more than a few
ways to trigger the functions which the developer can choose from. Some of the
most common triggers for FaaS applications are
</text:p>
      <text:list text:style-name="OrgBulletedList" text:continue-numbering="false">
        <text:list-item>
          <text:p text:style-name="Text_20_body">HTTP requests: An endpoint will be provided by the platform for the function that was deployed.
</text:p>
        </text:list-item>
      </text:list>
      <text:p text:style-name="Text_20_body">This endpoint can be called as an REST API endpoint and the event handler of
the function will get the payload from the call.
</text:p>
      <text:list text:style-name="OrgBulletedList" text:continue-numbering="false">
        <text:list-item>
          <text:p text:style-name="Text_20_body">Data arrival in a storage or data broker system: This is the most popular and heavily used triggering mechanism in FaaS. The idea
</text:p>
        </text:list-item>
      </text:list>
      <text:p text:style-name="Text_20_body">is that the function gets triggered as soon as a new data arrives in whatever
format at a particular storage setup. This can be arrival of a file object in
the S3 block storage, arrival of streamed data in Kafka message broker system,
etc. This method is the most suited for big data and streaming data applications
since the function can be activated as soon as the new data is detected in the
source. Usually the FaaS infrastructure provide supports more than a bunch of
source storage to be used as the sources for the trigger.
</text:p>
      <text:list text:style-name="OrgBulletedList" text:continue-numbering="false">
        <text:list-item>
          <text:p text:style-name="Text_20_body">Cron: Another very common way to trigger function is based on a schedule. The
</text:p>
        </text:list-item>
      </text:list>
      <text:p text:style-name="Text_20_body">programmer can choose how often the function should be triggered on what days of
the week, month, year, etc. 
</text:p>
      <text:h text:style-name="Heading_20_4" text:outline-level="4" text:is-list-header="false">
<text:bookmark-start text:name="OrgXref.org48cad9b"/>
<text:bookmark text:name="org48cad9b"/>Parallelism
<text:bookmark-end text:name="OrgXref.org48cad9b"/></text:h>
      <text:h text:style-name="Heading_20_4" text:outline-level="4" text:is-list-header="false">
<text:bookmark-start text:name="OrgXref.org96fe3cd"/>
<text:bookmark text:name="org96fe3cd"/>Billing
<text:bookmark-end text:name="OrgXref.org96fe3cd"/></text:h>
      <text:h text:style-name="Heading_20_3" text:outline-level="3" text:is-list-header="false">
<text:bookmark-start text:name="OrgXref.orgb5152ea"/>
<text:bookmark text:name="orgb5152ea"/>How programming models are getting affected by this
<text:bookmark-end text:name="OrgXref.orgb5152ea"/></text:h>
      <text:h text:style-name="Heading_20_4" text:outline-level="4" text:is-list-header="false">
<text:bookmark-start text:name="OrgXref.org5ca1d79"/>
<text:bookmark text:name="org5ca1d79"/>Faas + Microservices
<text:bookmark-end text:name="OrgXref.org5ca1d79"/></text:h>
      <text:p text:style-name="Text_20_body">In Software Systems Design, a very heavily discussed topic is if to design the
application in a monolithic fashion or a micro-services fashion. Monolith is the
kind of design pattern where you have one big application doing multiple
functions and maintained as one solid stack. On the contrary, when one designs
their app in a microservices pattern, they will have split up their application
into multiple smaller parts which can be independently built and deployed, and
yet working together with inter app communications. Both of these methods has
its advantages and challenges. When monoliths are easier to develop and
maintain, it can be very hard to test and manage due to the size, and usually if
one part is buggy, it tends to break the whole system. On the other hand,
microservices, since they work as independent units don't usually affect each
others working and can be very easily tested and maintained. It is although
often a very tedious task developing a system that fragmented and maintaining it
that way. 
</text:p>
      <text:p text:style-name="Text_20_body">With the advent of FaaS, a very interesting pattern has been adapted in the
industry. The pattern pushed microservices one step further. The idea is that
instead of having microservices that are available and on at all time, the huge
applications are split up into functions that can be deployed to a FaaS
infrastructure and triggered with the help of HTTP endpoints to act as a part of
web application setup. This method is very effective resource usage wise and
much easier to deploy and manage compared to vanilla microservices which has to
be built and deployed independently.
</text:p>
      <text:h text:style-name="Heading_20_4" text:outline-level="4" text:is-list-header="false">
<text:bookmark-start text:name="OrgXref.org9a79f59"/>
<text:bookmark text:name="org9a79f59"/>Statelessness a.k.a Functional programming model
<text:bookmark-end text:name="OrgXref.org9a79f59"/></text:h>
      <text:p text:style-name="Text_20_body">Like mentioned earlier, the notion of function is very important for the
serverless platforms. It is intrinsically linked with functional programming. It
is very interesting to note that Amazon named their FaaS solution Lambda which
is a very basic concept of functional programming. Stateless clean functions
that produce no side effect was objectively the perfect choice for an
infrastructure solution of this scale.
</text:p>
      <text:p text:style-name="Text_20_body">What this change bought about is a thriving interest in functional programming
languages. A lot of the functional programming languages belonging to the LISP
family and some purely functional ones have seen a very increasing adaptation in
the past few years in Serverless platforms. Since these languages are perfectly
suited for stateless program it is only natural that they can be efficiently
used to code for this environment.
</text:p>
      <text:h text:style-name="Heading_20_3" text:outline-level="3" text:is-list-header="false">
<text:bookmark-start text:name="OrgXref.orgb79fb91"/>
<text:bookmark text:name="orgb79fb91"/>Popular commercial offerings
<text:bookmark-end text:name="OrgXref.orgb79fb91"/></text:h>
      <text:p text:style-name="Text_20_body">Now that we have seen what makes FaaS an attractive field for cloud providers,
developers, and researchers alike, it is interesting to understand the popular
FaaS services out there.
</text:p>
      <text:p text:style-name="Text_20_body">AWS was the first big player in the field of Serverless introducing their
platform AWS Lambda in 2014 CITE{<text:a xlink:type="simple" xlink:href="https://sdtimes.com/amazon/amazon-introduces-lambda-containers/">POST</text:a>}. Soon Google followed suite with their
cloud functions and then Microsoft and IBM entered the game with Azure Functions
and cloud functions respectively. In the past couple of years, Cloudflare
CITE[], Edge CITE[], etc. has started providing similar services but the former
offerings still continue to lead the industry.
</text:p>
      <text:p text:style-name="Text_20_body">Although all the aforementioned commercial offerings contribute in strengthening
the vendor locked in nature of the FaaS paradigm, it is worth understanding to
see what kind of services a developer gets to have from each of these platforms. 
</text:p>
      <text:p text:style-name="Text_20_body">The leading giants like AWS, Azure and Google tend to focus on configurability
and ease of use. Their FaaS platforms are easily triggerable from their other
cloud services, making it a very convenient yet monopolizing way of development.
</text:p>
      <text:h text:style-name="Heading_20_5" text:outline-level="5" text:is-list-header="false">
<text:bookmark-start text:name="OrgXref.org86cb4f9"/>
<text:bookmark text:name="org86cb4f9"/>Understanding Open Source Serverless Platforms:Design Considerations and Performance
<text:bookmark-end text:name="OrgXref.org86cb4f9"/></text:h>
      <text:p text:style-name="Text_20_body">Published Date: 13 Dec 2019
</text:p>
      <text:p text:style-name="Text_20_body">This compares openfaas kubeless knative
The CPU usage is almost comparable in all the platform
OpenFaas is said to have the most flexible architecture
</text:p>
      <text:h text:style-name="Heading_20_4" text:outline-level="4" text:is-list-header="false">
<text:bookmark-start text:name="OrgXref.org8aef349"/>
<text:bookmark text:name="org8aef349"/>AWS Lambda
<text:bookmark-end text:name="OrgXref.org8aef349"/></text:h>
      <text:h text:style-name="Heading_20_4" text:outline-level="4" text:is-list-header="false">
<text:bookmark-start text:name="OrgXref.org55d799e"/>
<text:bookmark text:name="org55d799e"/>Google cloud functions
<text:bookmark-end text:name="OrgXref.org55d799e"/></text:h>
      <text:h text:style-name="Heading_20_4" text:outline-level="4" text:is-list-header="false">
<text:bookmark-start text:name="OrgXref.org9d2824e"/>
<text:bookmark text:name="org9d2824e"/>Azure functions
<text:bookmark-end text:name="OrgXref.org9d2824e"/></text:h>
      <text:h text:style-name="Heading_20_3" text:outline-level="3" text:is-list-header="false">
<text:bookmark-start text:name="OrgXref.org669af69"/>
<text:bookmark text:name="org669af69"/>Where Serverless computing fall short
<text:bookmark-end text:name="OrgXref.org669af69"/></text:h>
      <text:p text:style-name="Text_20_body">Although serverless computing might sound like the silver bullet of the
deployment solutions, it is a field that is still being rapidly grown and
researched on. There are several staggering shortcomings for this technology
that makes it unsuitable for certain applications. The current offering have the
following noticeable limitations.
</text:p>
      <text:h text:style-name="Heading_20_4" text:outline-level="4" text:is-list-header="false">
<text:bookmark-start text:name="OrgXref.orge6ff72a"/>
<text:bookmark text:name="orge6ff72a"/>Lack of state
<text:bookmark-end text:name="OrgXref.orge6ff72a"/></text:h>
      <text:p text:style-name="Text_20_body">As mentioned earlier, statelessness is a primary nature for serverless workloads
making it easy to deploy and port agnostic of the environment and server.
Hence serverless/auto-scaling paradigm generally push for a development style
involving no state to make the infrastructure simple, encouraging a functional
style of development. Although this can contribute to easily scalable and
parallelisable applications, it often limits the technology from being adapted
in applications that are data intensive and/or requires faster response times.
The fact that serverless functions don't store any intermediate state requires
the application developers to use a block storage to store the data and state
after the execution. This basically means communication via slow storage and
adds a lot to the latency. This discourages the use of serverless in distributed
computing which is actually a domain that needs very fine grained communication
between the functions and usually a lot of resources are wastefully dedicated to
ensure high availability.
</text:p>
      <text:p text:style-name="Text_20_body">A function during execution has no clue of the previous executions and its
results. Which is something that is usually very basic for data analysis
operations. The developers in this case are forced to send the data after each
execution to a block store and retrieve the data from the block store before the
next execution. Other than the input output overhead and the network latency
this adds, it is a violation of the elastic nature of the Serverless
paradigm.
</text:p>
      <text:h text:style-name="Heading_20_5" text:outline-level="5" text:is-list-header="false">
<text:bookmark-start text:name="OrgXref.org07bd373"/>
<text:bookmark text:name="org07bd373"/>I/O Latency
<text:bookmark-end text:name="OrgXref.org07bd373"/></text:h>
      <text:p text:style-name="Text_20_body">Like was mentioned earlier, FaaS have had a lot of influences in the system
architecture and programming paradigms like would with any new infrastructure
management system. It is quite unfortunate though that, even with a paradigm
with such huge potential, FaaS is very conventional when it comes to its data
engineering architecture. Functions are run in isolated units separate from the
data or data store. This is actually a very huge system design anti-pattern
because Input/Output have and will remain to be a bottle neck even with heavy
memory and huge number of dedicated cores to a function. The pattern where the
data is taken to code as opposed to code to data adds to the latency, cost, and
inconvenience. For the clarity of the reader, an example of a code shipping
architecture is procedures that you run in databases. The code is moved to the
data than the other way around in this.
</text:p>
      <text:h text:style-name="Heading_20_4" text:outline-level="4" text:is-list-header="false">
<text:bookmark-start text:name="OrgXref.org2338028"/>
<text:bookmark text:name="org2338028"/>Coordination issues among functions
<text:bookmark-end text:name="OrgXref.org2338028"/></text:h>
      <text:p text:style-name="Text_20_body">As we saw in the previous sections, FaaS workloads are usually containerized by
the cloud provider to deploy it easily in their node pool or cluster. By nature,
docker containers are indiscoverable units that need to be opened up explicitly
to the network of the host machine. Meaning that, we cannot explicitly address
the docker container directly using an IP address or an endpoint. Cloud
providers do not open up the container to the network consider the potential
security issues this can cause and the necessity of state in this case. They
provide handles to communicate with the function or trigger-able entry points,
but no direct network addressability.
</text:p>
      <text:p text:style-name="Text_20_body">What this implies is that, if the developer has multiple functions that has to
be composed together to form a pipeline, rather than triggering each other
internally and directly, the developer will have to hack around by either
triggering it via an HTTP endpoint if the provider allows that, or like was
mentioned in the previous point via an external block storage, or other external
queueing systems they provide, etc. In either of these
scenarios, it is hard to avoid added latencies. 
</text:p>
      <text:p text:style-name="Text_20_body">This makes FaaS particularly inefficient for applications like distributed
computing when it depends on very fine grained communication between the
functions. With FaaS we can only ensure very weak consistency across function
storages making it a pretty bad candidate. What this also means is that there is
no way we can actually have efficient parallelism even if we have many powerful
cores installed over the current state of FaaS since the block storage will
always be a bottleneck.
</text:p>
      <text:p text:style-name="Text_20_body">It goes without saying that most big data applications that need ephemeral
storages between function executions suffers from the very similar kind of
latencies as well. This includes function compositions like ETL on streaming and
batch data alike.
</text:p>
      <text:p text:style-name="Text_20_body">CITE[onestepforward]
</text:p>
      <text:h text:style-name="Heading_20_4" text:outline-level="4" text:is-list-header="false">
<text:bookmark-start text:name="OrgXref.orga323233"/>
<text:bookmark text:name="orga323233"/>Vendor lock-in
<text:bookmark-end text:name="OrgXref.orga323233"/></text:h>
      <text:p text:style-name="Text_20_body">It is no secret that the most widely used FaaS/serverless offerings are the ones by
proprietary cloud providers where they hand twist the developers into complying
to their programming environment and runtime thereby forcing devs to use their
technologies. What such practices contribute to is limited innovations and
development around the paradigm of Function as a service itself and people
re-inventing the wheel by creating custom made code and hack to fit each of
these provider runtime.
</text:p>
      <text:p text:style-name="Text_20_body">In a system like FaaS, where you are basically out-sourcing the whole setup of
your application to a vendor, the fact that the whole ecosystem is closed source
and uses the tools developed by the vendor only means that the user has near to
zero control over the infrastructure and the pipeline is not transparent at all
for any kind of performance optimization or fine tuning.
</text:p>
      <text:h text:style-name="Heading_20_4" text:outline-level="4" text:is-list-header="false">
<text:bookmark-start text:name="OrgXref.org8a0d188"/>
<text:bookmark text:name="org8a0d188"/>Fixed timeouts
<text:bookmark-end text:name="OrgXref.org8a0d188"/></text:h>
      <text:p text:style-name="Text_20_body">This is the one of the other bigger reasons that hinder the usage of FaaS in big
data applications. In applications that involve heavy number crunching
algorithms, there are chances that often the function needs to run for a longer
period of time. Current commercial FaaS offerings has a fixed timeout, exceeding
which the function execution is automatically terminated irrespective of the
stage of the execution. The fact that the platform offer little to no control
over this discourages the developers to use the tool.
</text:p>
      <text:p text:style-name="Text_20_body">Currently the maximum timeout for function execution in AWS and GCP platforms
for the FaaS setups are 15 minutes and for Azure functions it is 10 minutes.
These are all extremely bounding as conditions especially for functions that are
composed and a function should wait for the other functions to finish executing. 
</text:p>
      <text:h text:style-name="Heading_20_4" text:outline-level="4" text:is-list-header="false">
<text:bookmark-start text:name="OrgXref.org1295bf8"/>
<text:bookmark text:name="org1295bf8"/>Cold Start
<text:bookmark-end text:name="OrgXref.org1295bf8"/></text:h>
      <text:p text:style-name="Text_20_body">Cold start it the delay that the function incurs after the invocation or
triggering of the function till the execution of the function. In the
background, FaaS uses containers to encapsulate and execute the functions. When
an user invokes a function, FaaS keeps the container running for a certain time
period after the execution of the function (warm) and if another request comes
in before the shutdown, the request is served instantaneously. Cold start is
about the time it takes to bring up a new container instance when there are no
warm containers available for the request CITE{<text:a xlink:type="simple" xlink:href="https://medium.com/faun/on-the-serverless-cold-start-problem-2fc0797da5cc">Blog</text:a>}. In most platforms
serverless latency on average is measure to as 1-3 second CITE{<text:a xlink:type="simple" xlink:href="https://mikhail.io/2018/08/serverless-cold-start-war/">BLOG</text:a>}, which can
have very dramatic impacts when it comes to certain workloads. According a 2018 survey, this is the third biggest concern developers have
regarding the serverless platform CITE{<text:a xlink:type="simple" xlink:href="https://www.serverless.com/blog/2018-serverless-community-survey-huge-growth-usage">BLog</text:a>}. 
</text:p>
      <text:p text:style-name="Text_20_body">The cold start time in-fact is overblown by several factors in the
infrastructure. All the popular commercial FaaS offerings suffer from a cold
start time. It can referred that irrespective of the language runtime used, the
start time tend to be almost the same on a platform. The main deciding factor is
the dependencies that were packaged for the application which obviously makes
the container slower to start because of the heaviness. Figure 3 shows the cold
start time differences across different commercial cloud providers under
different runtime and different dependencies.
</text:p>
      <text:p text:style-name="OrgFixedWidthBlock">\begin{figure}[!h]</text:p>
      <text:p text:style-name="OrgFixedWidthBlock"> <text:s text:c="3"/>\caption{Figure 3: Cold start across cloud providers [[https://mikhail.io/2018/08/serverless-cold-start-war/][CITE]]}</text:p>
      <text:p text:style-name="OrgFixedWidthBlock"> <text:s text:c="3"/>\centering</text:p>
      <text:p text:style-name="OrgFixedWidthBlock"> <text:s text:c="3"/>\includegraphics[width=80mm]{./thesis_images/cold_start.png}</text:p>
      <text:p text:style-name="OrgFixedWidthBlock"> <text:s text:c="3"/>\label{fig:cold_strt}</text:p>
      <text:p text:style-name="OrgFixedWidthBlockLastLine">\end{figure}</text:p>
      <text:p text:style-name="OrgFixedWidthBlockLastLine"/>
      <text:p text:style-name="Text_20_body">A solution for this problem, other than keeping the dependencies small, is to
have a warm function up at all times so it can handle the request right away for
time sensitive applications. The problem here though is that most commercial
offerings do not offer this option. Instead the developers are forced to keep
pinging the function to keep it warm for the next trigger. This is a very hacky
solution and reduces the whole efficiency of the platform in general. Most of
the cloud providers are although aware of this problem and are trying to be
innovative and introduce lighter alternatives to Linux containers in the FaaS
platform these days.
</text:p>
      <text:h text:style-name="Heading_20_4" text:outline-level="4" text:is-list-header="false">
<text:bookmark-start text:name="OrgXref.org2d31980"/>
<text:bookmark text:name="org2d31980"/>Security issues in a multi-tenant environment
<text:bookmark-end text:name="OrgXref.org2d31980"/></text:h>
      <text:p text:style-name="Text_20_body">Like was previously mentioned, the whole FaaS infrastructure offering is
economical for the cloud provider because they get to share their node pool
among all their standard customers making the resource cost for them very low.
The problem with this practice though is that this introduces safety issues for
the data that is executed in the machines. Linux containers are not
particularly secure as an isolation mechanism since they share a Kernel with the
host operating system. This means that any bug or back door introduced to the
Kernel get affected to all the containers as well exposing the customer data at
a very high risk. This is an issue that is actively being worked on by
companies. Till a while ago, the solution for this was to encapsulate the
containers in a light weight VM which unfortunately contributed to the heavy
cold start time. But recently the innovative new alternatives for Linux
containers are also aimed at to fix these issues.
</text:p>
      <text:h text:style-name="Heading_20_5" text:outline-level="5" text:is-list-header="false">
<text:bookmark-start text:name="OrgXref.org4ab1939"/>
<text:bookmark text:name="org4ab1939"/>Function caches
<text:bookmark-end text:name="OrgXref.org4ab1939"/></text:h>
      <text:p text:style-name="Text_20_body">Along with the above mentioned issue with multi-tenancy across customers, a
similar issue can occur under the same customer who runs an application across
multiple of their client. The problem is that each function has an inaccessible
cache that get cleaned up at an arbitrary time hidden from the user. There is a
chance that somehow cache from the previous execution of the function somehow
lingered and the data from one client got leaked on to another or got corrupted
by the other. If the developers are not cautious enough while coding and usage
of variables, there is a high chance for data corruption and leakage on the platform.
</text:p>
      <text:h text:style-name="Heading_20_4" text:outline-level="4" text:is-list-header="false">
<text:bookmark-start text:name="OrgXref.orgfc530da"/>
<text:bookmark text:name="orgfc530da"/>Developer friendliness
<text:bookmark-end text:name="OrgXref.orgfc530da"/></text:h>
      <text:list text:style-name="OrgBulletedList" text:continue-numbering="false">
        <text:list-item>
          <text:p text:style-name="Text_20_body">Dependency management
</text:p>
        </text:list-item>
        <text:list-item>
          <text:p text:style-name="Text_20_body">Debugging and testing
</text:p>
        </text:list-item>
        <text:list-item>
          <text:p text:style-name="Text_20_body">Deployment
</text:p>
        </text:list-item>
        <text:list-item>
          <text:p text:style-name="Text_20_body">Logging and monitoring
</text:p>
        </text:list-item>
      </text:list>
      <text:h text:style-name="Heading_20_2" text:outline-level="2" text:is-list-header="false">
<text:bookmark-start text:name="OrgXref.org0c1aed7"/>
<text:bookmark text:name="org0c1aed7"/>Stream Processing/ETLs
<text:bookmark-end text:name="OrgXref.org0c1aed7"/></text:h>
      <text:h text:style-name="Heading_20_2" text:outline-level="2" text:is-list-header="false">
<text:bookmark-start text:name="OrgXref.orgfb2e85c"/>
<text:bookmark text:name="orgfb2e85c"/>Problem statement
<text:bookmark-end text:name="OrgXref.orgfb2e85c"/></text:h>
      <text:p text:style-name="Text_20_body">From the above set of evaluations, there is no doubt that Serverless is the way
of the future infrastructure maintenance and deployment. Even with the current
state of art FaaS offerings, 21% of the entire workload is Data processing
applications that include heavy batch and streaming Extract, Transform and Load
operations CITE{<text:a xlink:type="simple" xlink:href="https://www.serverless.com/blog/2018-serverless-community-survey-huge-growth-usage/">SURVEY</text:a>}. Having said that, the implementation usually involves
numerous hacks in this setup, even after which the latency of the I/O, network
and the platform itself slows from leveraging the full potential of the idea.
All the existing commercial offerings being closed source and vendor locked in,  
implies that the limitations are set for you by
the cloud provider and is often very difficult to fiddle with it or to extend
the system so as to support an extra runtime, increase the running time, etc.
Along with this, the way current FaaS offerings deal with function compositions
and parallelism are extremely clumsy and almost always explicit. While this lets
the providers have a very generic way of dealing with the platform and holds to
the one way to code them all paradigm, the gateways often tend to be a
bottleneck. Also the data transfer between functions always depend on a storage
based off of Block IO which contribute to the latency immensely.
</text:p>
      <text:p text:style-name="Text_20_body">The focus of the thesis is mostly to propose a solution for the aforementioned
issues. We are proposing a Open Source infrastructure, infrastructure that can
be maintained by the companies which can offer a multi-tenant and completely elastic
platform to deploy their data intensive and high throughput applications on.
By nature, these data intensive applications can be a composition of multiple
functions, that would pass along data between them. The setup would user
ephemeral in memory storage to keep intermediate data. This infrastructure
would comply perfectly with the notion of Serverless in the sense that, each
element in the system would be independently elastic and scalable. Function
composition based on conditionals and branching should be supported by the
system along with independent scaling of the functions based on the load, so
there wouldn't be any bottlenecks. An easily adaptable programmable API is
required for defining this composition.
</text:p>
      <text:p text:style-name="Text_20_body">According to the aforementioned survey, the developer community is concerned
about the monitoring and debugging of the functions during the development stage
due to the lack of reproducability of the runtime. Our system should give a lot
more flexibility and traceability when it comes to the development process.
Along with that, we should aim at building a system that is easily adaptable and
stable enough for production workloads, and easily integratable with the common
development tools like Github, CI/CD pipelines etc.
</text:p>
      <text:h text:style-name="Heading_20_1" text:outline-level="1" text:is-list-header="false">
<text:bookmark-start text:name="OrgXref.org69fee3e"/>
<text:bookmark text:name="org69fee3e"/>Proposed Solution
<text:bookmark-end text:name="OrgXref.org69fee3e"/></text:h>
      <text:p text:style-name="Text_20_body">In this section we dig in deeper into the specifications of our proposal to
build a production ready FaaS infrastructure stack that is completely elastic
and not locked into any vendor. The idea is that, any party or enterprise should
be able to reproduce this stack easily and developers should be able to deploy their
application code from any git hosting service or command line to this platform
without worrying about the server management. The platform we build also should
be provider agnostic, in the sense that it should work with constant efficiency
on any cloud provider the user may choose. The developer should be able to
monitor the usage and performance of the application easily.
</text:p>
      <text:p text:style-name="Text_20_body">In the light of the above discussion we propose the following extensions to the
existing Serverless platforms:
</text:p>
      <text:list text:style-name="OrgBulletedList" text:continue-numbering="false">
        <text:list-item>
          <text:p text:style-name="Text_20_body">Provision to compose functions by defining a computational graph
</text:p>
        </text:list-item>
        <text:list-item>
          <text:p text:style-name="Text_20_body">Ephemeral in-memory storage to store intermediate data
</text:p>
        </text:list-item>
        <text:list-item>
          <text:p text:style-name="Text_20_body">Multi-tenancy support by separating function instances using namespaces
</text:p>
        </text:list-item>
        <text:list-item>
          <text:p text:style-name="Text_20_body">Fine grained tracing and monitoring of the functions and the compositions
</text:p>
        </text:list-item>
      </text:list>
      <text:p text:style-name="Text_20_body">To clarify how the above mentioned steps will help solve major limitations of
Serverless paradigm, we will have a platform agnostic look at how the above
steps change the current state of art FaaS systems. In the section 5, we will
get into platform specific study by implementing these suggestions on a flexible
open source FaaS solution for our proof of concept.
</text:p>
      <text:h text:style-name="Heading_20_2" text:outline-level="2" text:is-list-header="false">
<text:bookmark-start text:name="OrgXref.org46a694d"/>
<text:bookmark text:name="org46a694d"/>Function composition
<text:bookmark-end text:name="OrgXref.org46a694d"/></text:h>
      <text:p text:style-name="Text_20_body">As we have already seen, in the current industrial requirements, big data
processing is pretty inevitable as an application scenario. The nature of these
data can be very varied including streaming, semi-regular burst streams, etc.
making it a very good space to apply Serverless paradigm to, to save up
resources and have fine grained scaling of the resources based on requirement.
The aforementioned complexity in the application logic suggests that it make a
lot of sense to split the application into multiple functions and compose them
efficiently. If applied to the Serverless logic, this means that each function
can be scaled independently based on the load in that logic.
</text:p>
      <text:p text:style-name="Text_20_body">The above requirement exposes some issues that were discussed in the section
2.2.4 of FaaS. Function composition is not something that has been cleanly
supported by popular commercial FaaS offerings. The popular infrastructure today
do not have any information about the dependencies between multiple functions.
It is up to the developer to programatically call functions from each other
which are packaged and deployed separately. If there are any heavy data to be
transferred among these functions, which we can refer to as intermediate
data, the developers are expected to use a block storage of some sort(eg: S3,
google data store, etc.) adding heavily to the Input/Output latency of the
service, not to mention the network latency if the infrastructure is in a
different VPC.
</text:p>
      <text:p text:style-name="Text_20_body">In a recent case study CITE{<text:a xlink:type="simple" xlink:href="https://aws.amazon.com/solutions/case-studies/autodesk-serverless/">STUDY</text:a>}, Autodesk claims their FaaS-ification of
their whole platform. Unfortunately, their account creation platform, which was
implemented as a composition of multiple small functions on AWS lambda incurred
a round trip time of 10 minutes. This is horrendous especially considering the
vitality of the task in discussion. Overhead of Lambda in task management and
the state management is explained as the causes.
</text:p>
      <text:p text:style-name="Text_20_body">More products has been introduced by cloud providers, like AWS step functions
CITE{<text:a xlink:type="simple" xlink:href="https://aws.amazon.com/step-functions/?step-functions.sort-by=item.additionalFields.postDateTime&amp;step-functions.sort-order=desc">Step functions</text:a>}, instead of fixing the inherent architecture of FaaS
solutions to help create data intensive workflows in FaaS. These systems work by
introducing an event queue like AWS SQS to the equation. The problem with such
solutions is that they violate the notion of Serverless in a way by introducing
an element that is practically non scalable and can't be debugged easily. It
becomes extremely difficult to develop and test the system locally. Not
the mention, the fact that this introduces more lock in to the vendor. 
</text:p>
      <text:p text:style-name="Text_20_body">Another approach can be found here CITE{<text:a xlink:type="simple" xlink:href="https://aws.amazon.com/blogs/compute/ad-hoc-big-data-processing-made-simple-with-serverless-mapreduce/">LINK</text:a>}, where the function composition is
done by triggering the other functions by pushing intermediate data to s3, which
the following function considers as the trigger. The example in question is a
very simple map reduce which is not very intensive computationally even with a
heavy load of data. Even with that the setup takes around 2 minutes to complete
the task for a dataset of size 25GB. It can be seen that the majority of the
running time was spent on pushing and pulling data and not on the compute.
</text:p>
      <text:p text:style-name="Text_20_body">It is quite clear that the ability of functions to call each other are rather
important. There should be a way to define programatically the relationship
between the functions in a FaaS infrastructure along with the data flow
dependencies. If cloud provider exposes an API that would let the developer feed
a computational graph for this function composition, this would not just
improve the performance, but also would be useful for better function and data
placement so the latency for data and control transfer would be minimum. This
can be a very tricky thing conceptually since, containers are not directly
addressable network wise.
</text:p>
      <text:p text:style-name="Text_20_body">Before getting into the technicalities of the platform itself, let us look at
different approaches in which functions can be composed in a serverless
workload.
</text:p>
      <text:h text:style-name="Heading_20_3" text:outline-level="3" text:is-list-header="false">
<text:bookmark-start text:name="OrgXref.org557a6a1"/>
<text:bookmark text:name="org557a6a1"/>Manual Compilation
<text:bookmark-end text:name="OrgXref.org557a6a1"/></text:h>
      <text:p text:style-name="Text_20_body">This the most basic and inefficient way of compiling the functions. This
basically involves merging all the functions together to form a huge function.
From FaaS executor's point of view, it is one big function.
</text:p>
      <text:p text:style-name="Text_20_body"><text:span text:style-name="OrgCode">\caption{Merged in the source code}</text:span>
<text:span text:style-name="OrgCode">\centering</text:span>
<text:span text:style-name="OrgCode">\includegraphics[width=80mm]{./thesis_images/manual_comp.png}</text:span>
<text:span text:style-name="OrgCode">\label{fig:Manual compilation}</text:span>
</text:p>
      <text:p text:style-name="Text_20_body">def funcA():
  doStuff()
</text:p>
      <text:p text:style-name="Text_20_body">def funcB():
  doStuff()
</text:p>
      <text:p text:style-name="Text_20_body">def main():
  funcA()
  funcB()
</text:p>
      <text:p text:style-name="Text_20_body">The above code block and Figure 4 explains how the control flow works in this
kind of compilation scheme. As is pretty obvious, with this method one cannot
scale individual functions independently and function can get really big. There
is no necessity to store intermediate data or serialize and deserialize data
between functions. But the problem is that this kind of violates the notion of
serverless since each application is not an atomic functional unit. If the
compute is complex, function might not even completely run because of the
hardbound limit to the running time set on most FaaS platforms. 
</text:p>
      <text:h text:style-name="Heading_20_3" text:outline-level="3" text:is-list-header="false">
<text:bookmark-start text:name="OrgXref.org28dadb1"/>
<text:bookmark text:name="org28dadb1"/>Direct function chaining
<text:bookmark-end text:name="OrgXref.org28dadb1"/></text:h>
      <text:p text:style-name="Text_20_body"><text:span text:style-name="OrgCode">\caption{Direct function chaining}</text:span>
<text:span text:style-name="OrgCode">\centering</text:span>
<text:span text:style-name="OrgCode">\includegraphics[width=90mm]{./thesis_images/func_chain.png}</text:span>
<text:span text:style-name="OrgCode">\label{fig:Chaining}</text:span>
</text:p>
      <text:p text:style-name="Text_20_body">Like can be seen from Figure 5, here each task is a separate function. Each
function directly call the succeeding function in a chain. Meaning the code is
written so that the current knows the details of the next function, but not any
further. Even here like before, there is no need for any serialization
deserialization overhead since functions can directly send each other data. No
external components are used either. Although the problem arises when the data
load increases. The load on the network to transfer data via HTTP rises. Along
with that each function will have to wait for the next function. If a function
fails then the logic to retry/fallback etc. will have to be coded into each
function. The following pseudo code shows how the function design would be.
</text:p>
      <text:p text:style-name="Text_20_body">def funcA():
  doStuff()
</text:p>
      <text:p text:style-name="Text_20_body">def funcB():
  doStuff()
</text:p>
      <text:h text:style-name="Heading_20_3" text:outline-level="3" text:is-list-header="false">
<text:bookmark-start text:name="OrgXref.org97caa7d"/>
<text:bookmark text:name="org97caa7d"/>Composition via coordinator functions
<text:bookmark-end text:name="OrgXref.org97caa7d"/></text:h>
      <text:p text:style-name="Text_20_body">In this method, a coordinator function will be used which manage the execution
of all the functions by calling them directly. The individual functions will be
unaware of each other. 
</text:p>
      <text:p text:style-name="Text_20_body"><text:span text:style-name="OrgCode">\caption{Coordination functions}</text:span>
<text:span text:style-name="OrgCode">\centering</text:span>
<text:span text:style-name="OrgCode">\includegraphics[width=150mm]{./thesis_images/coordination.png}</text:span>
<text:span text:style-name="OrgCode">\label{fig:Coordination}</text:span>
</text:p>
      <text:p text:style-name="Text_20_body">The win over the previous method here is that, the house keeping code need not
be present in each individual task. Also it is very flexible in the sense that,
each function can be tested independently and then the user can properly write
the control flow in one place, that being the coordinator function. This comes
at a cost of adding an extra function which is the coordinator function. This
function will continue running the whole time, costing more and violating the
FaaS paradigm a bit. An example of this kind of coordination can be found here
CITE {<text:a xlink:type="simple" xlink:href="https://www.researchgate.net/publication/331572138_A_framework_and_a_performance_assessment_for_serverless_MapReduce_on_AWS_Lambda">PAPER</text:a>}
</text:p>
      <text:h text:style-name="Heading_20_3" text:outline-level="3" text:is-list-header="false">
<text:bookmark-start text:name="OrgXref.orgd0a15df"/>
<text:bookmark text:name="orgd0a15df"/>Event driven composition
<text:bookmark-end text:name="OrgXref.orgd0a15df"/></text:h>
      <text:p text:style-name="Text_20_body"><text:span text:style-name="OrgCode">\caption{Event driven function composition}</text:span>
<text:span text:style-name="OrgCode">\centering</text:span>
<text:span text:style-name="OrgCode">\includegraphics[width=150mm]{./thesis_images/event.png}</text:span>
<text:span text:style-name="OrgCode">\label{fig:Event}</text:span>
</text:p>
      <text:p text:style-name="Text_20_body">This is a powerful design pattern that supports a lot more fault tolerance and
involves changing or extending the infrastructure of the FaaS platform. In this
method, one introduces message queues in the architecture as can be referred
from Figure 7. Functions emit events to these message queues. Alongside, all the
functions listen to the same queues. So on receiving certain events, they react
in the programmed ways. Contrary to all the previous methods, it is very
interesting to note that in this method, the stress is given to the data flow
instead of the control flow among functions. The intermediate data between the
functions has to be managed separately by using a storage.
</text:p>
      <text:p text:style-name="Text_20_body">This is a very commonly used and popular architecture. Message queues like Kafka
or MQTT brokers like rabitMQ offer a lot of functionalities and features like
fault tolerance, error handling, alerting, backup, etc. Functions can be
completely decoupled. This is a very good solution for big data and streaming
data applications.
</text:p>
      <text:p text:style-name="Text_20_body">The problem with this method is though the very heavy dependencies which are
very hard to manage. The fact that message queues are not inherently serverless
makes the platform less elastic and thereby billing and usage tracking can be
troublesome of the infrastructure manager. Alongside, message queues usually
only supports limited control flow structures. Probably just conditional and
on-error handles. It will be terribly complicated to do dynamic branching,
iterations, etc. Along with this, since functions are so tightly dependent on
the message queues, it will be slightly challenging to upgrade or version them. 
</text:p>
      <text:h text:style-name="Heading_20_3" text:outline-level="3" text:is-list-header="false">
<text:bookmark-start text:name="OrgXref.org5f4f4b1"/>
<text:bookmark text:name="org5f4f4b1"/>Workflows
<text:bookmark-end text:name="OrgXref.org5f4f4b1"/></text:h>
      <text:p text:style-name="Text_20_body">Workflows are a very interesting architectures pattern where the system supports
the creation of a sort of flowchart of the functional interaction. Workflows are
a very widely used pattern these days in a lot of big data processing tools. 
</text:p>
      <text:p text:style-name="Text_20_body">An workflow is designed as a directed acyclic graph (DAG). This means that a new
runtime has to be introduced in the FaaS system to manage the execution of the
functions. When authoring a workflow, one should think how it could be divided
into tasks which can be executed independently. The workflow runtime would let
one to merge these tasks into a logical whole by combining them into a graph.
</text:p>
      <text:p text:style-name="Text_20_body">This definitely adds the overhead of writing a runtime for the FaaS platform,
providing an API to define the DAG to the runtime and then managing and
executing the workflow based on the DAGs. But once the platform is in place, it
provides numerous flexibility. One can get done dynamic branching, iteration,
etc. very easily on this platform along with individual upgrade of the
functions. The fact that no external infrastructure tool has to be managed to
work as a triggering mechanism maintains the elastic nature of the tool. The
only thing is that there has to be a storage unit to manage the state of the DAG
for the workflow framework. Similarly just the event driven composition, the
intermediate data store has to be handled separately.
</text:p>
      <text:p text:style-name="Text_20_body">Logically, this method resembles the coordinate function setup, just that
instead of a simple coordinator function, in this case we have a month more
powerful framework that is added permanently to the infrastructure. This can be
referred from Figure 8. 
</text:p>
      <text:p text:style-name="Text_20_body"><text:span text:style-name="OrgCode">\caption{Workflows}</text:span>
<text:span text:style-name="OrgCode">\centering</text:span>
<text:span text:style-name="OrgCode">\includegraphics[width=150mm]{./thesis_images/workflow_2.png}</text:span>
<text:span text:style-name="OrgCode">\label{fig:Workflows}</text:span>
</text:p>
      <text:p text:style-name="Text_20_body">The shape of the graph decides the overall logic of the workflow. A DAG can
include multiple branches and you can decide which of them to follow and which
to skip at the time of workflow execution. This creates a very resilient design,
because each task can be retried multiple times if an error occurs. To give the
reader clarity on what a DAG looks like, the Figure 9 from the Airflow's
operator might shed some light.
</text:p>
      <text:p text:style-name="Text_20_body"><text:span text:style-name="OrgCode">\caption{Branching example with DAGs}</text:span>
<text:span text:style-name="OrgCode">\centering</text:span>
<text:span text:style-name="OrgCode">\includegraphics[width=80mm]{./thesis_images/workflow_1.png}</text:span>
<text:span text:style-name="OrgCode">\label{fig:DAG}</text:span>
</text:p>
      <text:p text:style-name="Text_20_body">With this setup, we can get a lot more centralization to the compositional
logic, making logging and visualization lot more easier. With this method the
function scheduling and placement can also be improved. Meaning, functions that
have compositions with each other can be scheduled in the same node, if we have
a cluster or the intermediate data can be placed nearer, etc. One downside to
this method is that the user will have to use the workflow specific language or
DSL and not just the programming language used for the function implementation.
</text:p>
      <text:p text:style-name="Text_20_body">It is arguably clear that workflows offer the most flexible and application
independent solution as a composition pattern. Of course the concern of having a
storage for the running state of the workflow framework remains along with the
storage of the intermediate data. We will look into the solution to this in
section 4.2.
</text:p>
      <text:h text:style-name="Heading_20_2" text:outline-level="2" text:is-list-header="false">
<text:bookmark-start text:name="OrgXref.orge117a96"/>
<text:bookmark text:name="orge117a96"/>Ephemeral Storage
<text:bookmark-end text:name="OrgXref.orge117a96"/></text:h>
      <text:p text:style-name="Text_20_body">In the previous section, we saw that flexible function composition can be
achieved via workflow pattern. Although to make this efficient state storage is
inevitable. The problem is that we have to not violate the notion of elasticity
when it comes to Serverless. The resources involved in Serverless should be
scalable up and down, only when we can have a per usage payment and resource
conservation. Scaling up also affects the availability of the tool since one
should be able to have all the requested served without much latency. Along with
storing the state of the workflow or DAG, if function has to pass around data
from one function to another, we should introduce some sort of intermediate
storage since there is no direct communication between functions. The workflow
framework take care of triggering each function based on its state and the data
transferred between the functions will be via this intermediate storage as well.
</text:p>
      <text:p text:style-name="Text_20_body">In traditional analytics framework, long running process in nodes takes care of
managing the intermediate data in local storages. On contrary to this
conventional approach, Serverless workloads do not have any long running
processes. Because of the network addressing problem of containers, direct
transfer of data is also pretty impossible between functions.
</text:p>
      <text:p text:style-name="Text_20_body">In all the commercial service offerings of FaaS this intermediate storage is
done via a block storage like S3. This is a very inefficient approach since a
block storage adds a lot of I/O latency to the system. Along with that, it adds
a non scalable entity to the equation. Conventional storage systems are not
designed to meet the demands of serverless applications in terms of elasticity,
performance, and cost. We are talking about data that has limited life span,
which we can refer to as ephemeral data CITE{<text:a xlink:type="simple" xlink:href="https://www.usenix.org/system/files/osdi18-klimovic.pdf">POCKET</text:a>}.
</text:p>
      <text:p text:style-name="Text_20_body">Traditional storages like RDBMS, NoSQL, block storage, etc. are not made for
short lived data because of the latency involved in writing to the disk. An
in-memory key value store seem like the most obvious choice. But unfortunately
the industry standard key value stores like Redis doesn't scale very easily. One
has to take care of the scale of the storage cluster, network configuration,
maintenance, etc. Per use billing can also be very tricky in this case.
</text:p>
      <text:p text:style-name="Text_20_body">We should be looking into innovative new ideas to use for serverless platforms when
it comes to data storage because of the ephemeral and scalable nature of it.
Since Serverless functions are deployed on clusters that exists across multiple
nodes, a distributed key value cache that is scalable is the desirable option we
are looking for.
</text:p>
      <text:p text:style-name="Text_20_body">In our preferred storage medium, we should have automatic scaling, fine grained
usage tracking &amp; billing, low latency, high throughput, low cost, and unlimited
availability. Key value stores like Redis and memcache offer low latency and
high throughput but at the higher cost of DRAM. They also require users to
manage their own storage instances and manually scale resources CITE{<text:a xlink:type="simple" xlink:href="https://www.usenix.org/system/files/osdi18-klimovic.pdf">POCKET</text:a>}. We look into
two different storage solutions for the adaption to our FaaS extension: Pocket &amp; Orlic
</text:p>
      <text:h text:style-name="Heading_20_3" text:outline-level="3" text:is-list-header="false">
<text:bookmark-start text:name="OrgXref.org56c842f"/>
<text:bookmark text:name="org56c842f"/>Pocket
<text:bookmark-end text:name="OrgXref.org56c842f"/></text:h>
      <text:p text:style-name="Text_20_body">Pocket CITE{<text:a xlink:type="simple" xlink:href="https://www.usenix.org/system/files/osdi18-klimovic.pdf">POCKET</text:a>} is an ephemeral storage build for the Serverless workflows.
It is a key value store suited for storing and exchanging data between hundreds
of fine-grained, short-lived tasks. Pocket is an elastic distributed storage
service for ephemeral data that automatically and dynamically  right sizes
storage cluster resource allocations to provide high I/O performance while
minimizing cost CITE. Pocket is not completely an in-memory storage
infrastructure like expected. Instead, pocket has a smart data allocation system
that leverages different storage media(DRAM, Flash, Disk) to store the data
depending on the requirement of the application while minimizing the cost.
</text:p>
      <text:p text:style-name="Text_20_body">Pocket has a tiered architecture. It has three planes - A control plane, a meta
data plane and the data plane. Like the name suggests data plane stores the data
ultimately. Meta data plane tracks the presence of the data distributed across
this data plane. Finally the control plane manages cluster scaling and data
placement. This layer keeps the platform elastic, in that it scales the storage
resources based on the usage. Each of the aforementioned layers can scale
independently. The project claims to have a sub-millisecond latency for I/O
operations.
</text:p>
      <text:p text:style-name="OrgFixedWidthBlock">\begin{figure}[!h]</text:p>
      <text:p text:style-name="OrgFixedWidthBlock"> <text:s text:c="3"/>\caption{Pocket system architecture}</text:p>
      <text:p text:style-name="OrgFixedWidthBlock"> <text:s text:c="3"/>\centering</text:p>
      <text:p text:style-name="OrgFixedWidthBlock"> <text:s text:c="3"/>\includegraphics[width=80mm]{./thesis_images/pocket_arch.png}</text:p>
      <text:p text:style-name="OrgFixedWidthBlock"> <text:s text:c="3"/>\label{fig:pocket}</text:p>
      <text:p text:style-name="OrgFixedWidthBlockLastLine">\end{figure}</text:p>
      <text:p text:style-name="OrgFixedWidthBlockLastLine"/>
      <text:h text:style-name="Heading_20_5" text:outline-level="5" text:is-list-header="false">
<text:bookmark-start text:name="OrgXref.org79cf44c"/>
<text:bookmark text:name="org79cf44c"/>Architecture
<text:bookmark-end text:name="OrgXref.org79cf44c"/></text:h>
      <text:p text:style-name="Text_20_body">Like Figure 10 represents, Pocket system has one centralized controller server,
one or more meta data servers, and multiple data plane storage servers. The
meta data plane according to us is the most interesting in the architecture,
since it enforces coarse-grain data placement policies generated by the
controller. It manages data at the granularity of blocks whose size is
configurable, defaulted to 64KB. Objects larger than this size is divided into
blocks and are distributed across storage servers by the meta data server. Client
access data blocks directly from storage servers. 
</text:p>
      <text:p text:style-name="OrgFixedWidthBlock">\begin{figure}[!h]</text:p>
      <text:p text:style-name="OrgFixedWidthBlock"> <text:s text:c="3"/>\caption{Pocket Client API}</text:p>
      <text:p text:style-name="OrgFixedWidthBlock"> <text:s text:c="3"/>\centering</text:p>
      <text:p text:style-name="OrgFixedWidthBlock"> <text:s text:c="3"/>\includegraphics[width=180mm]{./thesis_images/pocket_client_api.png}</text:p>
      <text:p text:style-name="OrgFixedWidthBlock"> <text:s text:c="3"/>\label{fig:pocket client api}</text:p>
      <text:p text:style-name="OrgFixedWidthBlockLastLine">\end{figure}</text:p>
      <text:p text:style-name="OrgFixedWidthBlockLastLine"/>
      <text:h text:style-name="Heading_20_5" text:outline-level="5" text:is-list-header="false">
<text:bookmark-start text:name="OrgXref.org63caa24"/>
<text:bookmark text:name="org63caa24"/>Client API
<text:bookmark-end text:name="OrgXref.org63caa24"/></text:h>
      <text:p text:style-name="Text_20_body">Pocket provides an API to communicate with the system. There are system calls to
each of the three planes. First of all it lets the client register and un-register of the
jobs(control plane). The client gets to communicate with the meta data server
multiple times during its lifetime. The data in pocket is stored as objects that
goes in buckets. They are identified using names. Meta data plane provides
system calls to create and delete these buckets, look up objects and delete
these objects.
</text:p>
      <text:p text:style-name="Text_20_body">Client put and get data directly to/from the object at a byte granularity. The
put and get operations invoke the meta data layer with the Job ID of the client.
This is to do the meta data look up operation to get the data placement of the
object that is being looked up. When a put call is invoked, with a PERSIST flag
to be true, the object will remain in the data even after the job terminates
despite the ephemeral nature of the storage. It will remain until it is
explicitly deleted or after a configurable timeout period. The get call with a
DELETE flag set will get deleted right away after returning the value of the
object. The nature of the ephemeral storage in discussion is assumed to be write
and read once only. Figure 11, describes the system calls in detail.
</text:p>
      <text:h text:style-name="Heading_20_5" text:outline-level="5" text:is-list-header="false">
<text:bookmark-start text:name="OrgXref.org0c31994"/>
<text:bookmark text:name="org0c31994"/>Implementation
<text:bookmark-end text:name="OrgXref.org0c31994"/></text:h>
      <text:list text:style-name="OrgNumberedList" text:continue-numbering="false">
        <text:list-item>
          <text:p text:style-name="Text_20_body">
<text:bookmark-start text:name="OrgXref.org8895517"/>
<text:bookmark text:name="org8895517"/>Controller:
<text:bookmark-end text:name="OrgXref.org8895517"/></text:p>
          <text:p text:style-name="Text_20_body">Pocket is run on Kubernetes with each layer as separate docker containers. A
resource monitoring daemon is run on each node in the cluster sending resource
utilization info to the controller. The controller right sizes the cluster by
launching new nodes and sending the info of the existing meta data servers to
it. The load is balanced using data steering new active job data to the newer
server than balancing out existing data since this can add a heavy overhead
especially since the data is short lived. The container also keeps the meta data
server resource usage under the target limit by precalculating the load a job
would  put on the meta data server from its throughput and capacity allocation.
Based on this estimate the controller select the meta data server.
</text:p>
        </text:list-item>
        <text:list-item>
          <text:p text:style-name="Text_20_body">
<text:bookmark-start text:name="OrgXref.org2b60e39"/>
<text:bookmark text:name="org2b60e39"/>Meta data and Storage tier:
<text:bookmark-end text:name="OrgXref.org2b60e39"/></text:p>
          <text:p text:style-name="Text_20_body">These are implemented on top of Apache Crail distributed data store CITE{<text:a xlink:type="simple" xlink:href="https://crail.apache.org/">CRAIL</text:a>}.
Crail is designed for low latency, high throughput storage of arbitrarily sized
data with low durability requirements. Crail provides a unified namespace across
a set of heterogeneous storage resources distributed in a cluster. Its modular
architecture separates the data and meta data plane and supports pluggable
storage tier and RPC library implementations. As of the storage tier, Pocket
project implements it on DRAM, NVMe on top of ReFlex and then on generic block
storage.
</text:p>
        </text:list-item>
        <text:list-item>
          <text:p text:style-name="Text_20_body">
<text:bookmark-start text:name="OrgXref.org58c3fab"/>
<text:bookmark text:name="org58c3fab"/>Client library:
<text:bookmark-end text:name="OrgXref.org58c3fab"/></text:p>
          <text:p text:style-name="Text_20_body">The API is written in Python to provide better adaptability of the tool. The
core library although is in C++
</text:p>
        </text:list-item>
      </text:list>
      <text:h text:style-name="Heading_20_5" text:outline-level="5" text:is-list-header="false">
<text:bookmark-start text:name="OrgXref.org7283407"/>
<text:bookmark text:name="org7283407"/>Analysis
<text:bookmark-end text:name="OrgXref.org7283407"/></text:h>
      <text:p text:style-name="OrgFixedWidthBlock">\begin{figure}[!h]</text:p>
      <text:p text:style-name="OrgFixedWidthBlock"> <text:s text:c="3"/>\caption{Pocket Performance for get and put requests}</text:p>
      <text:p text:style-name="OrgFixedWidthBlock"> <text:s text:c="3"/>\centering</text:p>
      <text:p text:style-name="OrgFixedWidthBlock"> <text:s text:c="3"/>\includegraphics[width=100mm]{./thesis_images/pocket_perf.png}</text:p>
      <text:p text:style-name="OrgFixedWidthBlock"> <text:s text:c="3"/>\label{fig:pocket perf}</text:p>
      <text:p text:style-name="OrgFixedWidthBlockLastLine">\end{figure}</text:p>
      <text:p text:style-name="OrgFixedWidthBlockLastLine"/>
      <text:p text:style-name="Text_20_body">Pocket is seen to have pretty good performance almost comparable to Redis but
much better economically when set up on DRAM. It is seen to be almost 300%
faster than S3 storage for the GET requests. It can be seen from Figure 12.
So considering that DRAM will be used as the storage tier, it can be the
right tool for the ephemeral storage in Serverless platforms. 
</text:p>
      <text:h text:style-name="Heading_20_3" text:outline-level="3" text:is-list-header="false">
<text:bookmark-start text:name="OrgXref.org0ef08c3"/>
<text:bookmark text:name="org0ef08c3"/>Olric
<text:bookmark-end text:name="OrgXref.org0ef08c3"/></text:h>
      <text:p text:style-name="Text_20_body">Olric CITE{<text:a xlink:type="simple" xlink:href="https://github.com/buraksezer/olric">Olric</text:a>} is a distributed in-memory key/value data store. The idea is
that we can create a shared pool of RAM across a cluster of computers to store
the data in, in a scalable manner.
</text:p>
      <text:h text:style-name="Heading_20_2" text:outline-level="2" text:is-list-header="false">
<text:bookmark-start text:name="OrgXref.orgc3217a9"/>
<text:bookmark text:name="orgc3217a9"/>Multi-tenant security and isolation
<text:bookmark-end text:name="OrgXref.orgc3217a9"/></text:h>
      <text:p text:style-name="Text_20_body">In the current state of 
Namespacing in kubernetes
<text:a xlink:type="simple" xlink:href="https://www.researchgate.net/publication/321637564_Cloud_Multi-Tenancy_Issues_and_Developments">Cloud Multi-tenancy</text:a>
</text:p>
      <text:h text:style-name="Heading_20_2" text:outline-level="2" text:is-list-header="false">
<text:bookmark-start text:name="OrgXref.org2c78b39"/>
<text:bookmark text:name="org2c78b39"/>Monitoring and tracing
<text:bookmark-end text:name="OrgXref.org2c78b39"/></text:h>
      <text:p text:style-name="Text_20_body">It is quite curious to note from the survey of 2018 done by serverless CITE{<text:a xlink:type="simple" xlink:href="https://www.serverless.com/blog/2018-serverless-community-survey-huge-growth-usage">SURVEY</text:a>} that the
second most thing the devs are worried about the development process of a FaaS
application is monitoring.
</text:p>
      <text:p text:style-name="Text_20_body">Tracing
Logging
Monitoring
</text:p>
      <text:h text:style-name="Heading_20_1" text:outline-level="1" text:is-list-header="false">
<text:bookmark-start text:name="OrgXref.orgc187b93"/>
<text:bookmark text:name="orgc187b93"/>Implementation
<text:bookmark-end text:name="OrgXref.orgc187b93"/></text:h>
      <text:p text:style-name="Text_20_body">For implementing the aforementioned strategies and verifying its effectiveness
in making the Servereless workflows efficient, it is important to trial it on a
platform that calls for innovation. Extending platforms like AWS Lambda, which
are closed in its source and vendor locked is practically impossible and
stalling the growth of Serverless as a paradigm. Instead several Open Source
FaaS infrastructure were analyzed for this thesis for the implementation of our
ideas. Along with the platform, choosing the right orchestration and clustering tools, the
workflow implementation tool, the right monitoring tools, etc. are also vital in
the implementation. So before going in detail about the architectural specifics
of the implementation, let us analyze the tools used in the process and the
reasoning behind their choosing.
</text:p>
      <text:h text:style-name="Heading_20_2" text:outline-level="2" text:is-list-header="false">
<text:bookmark-start text:name="OrgXref.orgc1f0c2d"/>
<text:bookmark text:name="orgc1f0c2d"/>Tools
<text:bookmark-end text:name="OrgXref.orgc1f0c2d"/></text:h>
      <text:h text:style-name="Heading_20_3" text:outline-level="3" text:is-list-header="false">
<text:bookmark-start text:name="OrgXref.org25c6db0"/>
<text:bookmark text:name="org25c6db0"/>Container Orchestration
<text:bookmark-end text:name="OrgXref.org25c6db0"/></text:h>
      <text:p text:style-name="Text_20_body">We are going to work with a containerized setup like was hinted at the beginning
of the thesis description. Each function that is being written will be
containerized and brought up and down, scaled up and down based on the
configurations and usage requirement. We have to go with the right
containerization platform and an clustering tool that would take care of
managing, scheduling, scaling up and down, etc. of these containers across a
cluster of nodes agnostic of the application specifics or the underlying systems
specifics. We of course go with the industry standard here which are Docker and
Kubernetes especially because all of the leading FaaS solutions these days work
on both of these technologies. A gentle introduction to both tools before
proceeding to FaaS specific solutions.
</text:p>
      <text:h text:style-name="Heading_20_4" text:outline-level="4" text:is-list-header="false">
<text:bookmark-start text:name="OrgXref.orgcbea5e4"/>
<text:bookmark text:name="orgcbea5e4"/>Docker
<text:bookmark-end text:name="OrgXref.orgcbea5e4"/></text:h>
      <text:p text:style-name="Text_20_body">Docker CITE{<text:a xlink:type="simple" xlink:href="https://www.docker.com/">Docker</text:a>} one of the leading Linux Containers solution that is being
adopted very widely across all kinds of software infrastructure maintenance
environments. According to the Docker Inc., over 3.5 million applications have
been placed in containers using Docker technology and over 37 billion
containerized apps have been downloads CITE{<text:a xlink:type="simple" xlink:href="https://www.zdnet.com/article/what-is-docker-and-why-is-it-so-darn-popular/">BLOG</text:a>}. Advantages of using
containers for application shipping was already seen in Section 2.1.2. Docker
made the whole Linux Containerization landscape a lot more approachable as a
packaging technology by the introduction of namespaces.
</text:p>
      <text:p text:style-name="Text_20_body">Without delving too much into the technicalities of containerization, we would
like to quickly explain the life of a containerized application with Docker.
Some terminologies that would help with understanding the concept:
</text:p>
      <text:list text:style-name="OrgBulletedList" text:continue-numbering="false">
        <text:list-item>
          <text:p text:style-name="Text_20_body"><text:span text:style-name="Bold">Docker image</text:span>: Like in any virtual machine environment, images can be thought of somewhat a
snapshot of the current state of an execution environment(which is basically a
stripped down operating system with applications installed on it, ready to run).
What makes Docker images unique is its immutability. You cannot modify a docker
container. You can create copies or delete and recreate but not change the
state. This helps in guaranteeing that once your Docker image has reached a
working stage, it will always continue working no matter what. You can try an
add changing to the running instance of this image, but none of these changes
are persistent from the point of view of the image. You can shut it down and
start from the same image state as was created.
</text:p>
          <text:p text:style-name="Text_20_body">Sharing these images is an extremely easy process. There are container
registries which are hosting services for docker images like Github is for git
tracked code. Popular publicly available container registry is DockerHub
CITE{<text:a xlink:type="simple" xlink:href="https://hub.docker.com/">DockerHub</text:a>}. Developers can push their docker image to docker with a simple
`docker push` command from their command like and share or make it publicly
available for other developers or software tools.
</text:p>
          <text:p text:style-name="Text_20_body">To create a docker image, the most straightforward way is via a configuration
file called Dockerfile. According to the reference from CITE{<text:a xlink:type="simple" xlink:href="https://docs.docker.com/engine/reference/builder/">Docker ref</text:a>},
</text:p>
        </text:list-item>
      </text:list>
      <text:p text:style-name="Quotations">
"Docker can build images automatically by reading the instructions from a
Dockerfile. A Dockerfile is a text document that contains all the commands a
user could call on the command line to assemble an image. Using docker build
users can create an automated build that executes several command-line
instructions in succession."
</text:p>
      <text:p text:style-name="Text_20_body">For example, the following code block shows a Dockerfile written to dockerize a
simple Python app, that runs a simple flask HTTP server.
</text:p>
      <text:p text:style-name="Text_20_body">FROM python:3.6.1-alpine
WORKDIR /project
ADD . /project
RUN pip install -r requirements.txt
CMD ["python","app.py"]
</text:p>
      <text:list text:style-name="OrgBulletedList" text:continue-numbering="false">
        <text:list-item>
          <text:p text:style-name="Text_20_body"><text:span text:style-name="Bold">Docker Container</text:span>: If Docker image is a digital photograph, a docker container is like a printout
of the photograph CITE{<text:a xlink:type="simple" xlink:href="https://stackify.com/docker-image-vs-container-everything-you-need-to-know/">BLOG</text:a>}. Containers can be thought of as a running instance
of the image. Each container is run separately and unlike the images, you can
change the running container. If you want to persist these changes though, you
will have to commit the running container it its running state by committing it
as a new image. Your host operating system isolated the running container from
the others in the computer. Each container instance will have its process
namespace, limits on the resource usage, allowed system calls, etc.
Communication across containers can be setup explicitly. Most production
applications, usually have multiple containers running together with
communication internally so as to isolate each process environment, to avoid
cascaded application damage, etc. A container is inherently not addressable
directly from external network, although one can open it up by exposing
corresponding service port to that of the host system, provided necessary
security precautions are taken.
</text:p>
        </text:list-item>
        <text:list-item>
          <text:p text:style-name="Text_20_body"><text:span text:style-name="Bold">Orchestration tools</text:span>: Docker by default ship a couple of orchestration tools that are specific to
Docker. An significant one among this is a docker-compose. Docker-compose lets
one tie up multiple docker containers, expose certain ports in each docker
containers, pass environment variables, define the communication and storage
usage rules, etc with the help of a configuration file by default to be name
docker-compose.yml. This is a very simple tool to use that helps in most basic
usages of the application deployment. One can connect multiple nodes together
and deploy the containers across these nodes via docker-compose using a library
called docker-swarm. Docker swarm takes care of very basic scaling up and down
of containers etc.
</text:p>
        </text:list-item>
      </text:list>
      <text:h text:style-name="Heading_20_4" text:outline-level="4" text:is-list-header="false">
<text:bookmark-start text:name="OrgXref.org56c586b"/>
<text:bookmark text:name="org56c586b"/>Kubernetes
<text:bookmark-end text:name="OrgXref.org56c586b"/></text:h>
      <text:p text:style-name="Text_20_body">Now that we have seen a popular containerization solution called Docker, it is
time to see the most popular orchestration solution. Docker swarm was already
mentioned but when it comes to modern applications, the requirement goes far
beyond this. The application needs better scaling heuristics, version rollout
policies, cluster management, better networking and application discoverability,
better monitoring and alerting systems, etc. This takes up to a much more
advanced container orchestration platform called Kubernetes. It is worth noting
that Kubernetes is not just built for Docker but for multiple flavors of Linux
Container technologies.
</text:p>
      <text:p text:style-name="Text_20_body">Kubernetes is an Open Source platform for managing containerized workloads and
services, that facilitates both declarative configuration and automation CITE{<text:a xlink:type="simple" xlink:href="https://kubernetes.io/docs/concepts/overview/what-is-kubernetes/">DOCS</text:a>}.  
Contrary to the traditional deployment setups where applications ran on physical
servers, we have moved to an era where we deploy packaged applications and are
deployed across clusters of virtual nodes provided by cloud providers. We
require smarter tools for this to manage complexities in different levels
starting from application packaging to cluster management. Kubernetes can be
considered as the most popular solution that deals with these complexities.
</text:p>
      <text:p text:style-name="Text_20_body">Kubernetes provides the framework to run these applications along with the tools
for the following purposes CITE{<text:a xlink:type="simple" xlink:href="https://kubernetes.io/docs/concepts/overview/what-is-kubernetes/">DOCS</text:a>:
</text:p>
      <text:list text:style-name="OrgBulletedList" text:continue-numbering="false">
        <text:list-item>
          <text:p text:style-name="Text_20_body">Service discovery and load balancing
</text:p>
        </text:list-item>
        <text:list-item>
          <text:p text:style-name="Text_20_body">Storage orchestration
</text:p>
        </text:list-item>
        <text:list-item>
          <text:p text:style-name="Text_20_body">Automated rollouts and rollbacks
</text:p>
        </text:list-item>
        <text:list-item>
          <text:p text:style-name="Text_20_body">Automatic bin packing to make sure optimal resource usage
</text:p>
        </text:list-item>
        <text:list-item>
          <text:p text:style-name="Text_20_body">Secret and configuration management
</text:p>
        </text:list-item>
        <text:list-item>
          <text:p text:style-name="Text_20_body">Monitoring the usage and load to the cluster and applications
</text:p>
        </text:list-item>
      </text:list>
      <text:p text:style-name="Text_20_body">A great thing about Kubernetes as project these days, is the community support.
It has a very large and widely adopted community. Along with that most cloud
providers now support out of the box kubernetes engines making the development
of infrastructure agnostic applications very easy. This is the way to go to be
away from a deployment cycle that is not completely vendor locked in.
</text:p>
      <text:p text:style-name="OrgFixedWidthBlock">\begin{figure}[!h]</text:p>
      <text:p text:style-name="OrgFixedWidthBlock"> <text:s text:c="3"/>\caption{Kubernetes infrastructure}</text:p>
      <text:p text:style-name="OrgFixedWidthBlock"> <text:s text:c="3"/>\centering</text:p>
      <text:p text:style-name="OrgFixedWidthBlock"> <text:s text:c="3"/>\includegraphics[width=180mm]{./thesis_images/k8s.png}</text:p>
      <text:p text:style-name="OrgFixedWidthBlock"> <text:s text:c="3"/>\label{fig:k8s}</text:p>
      <text:p text:style-name="OrgFixedWidthBlockLastLine">\end{figure}</text:p>
      <text:p text:style-name="OrgFixedWidthBlockLastLine"/>
      <text:p text:style-name="Text_20_body">Kubernetes is an immensely complex piece of software with numeral tools and
add-ons. Figure 13 depicts the architecture of Kubernetes. The control plane is
the core component of the setup. It consists of the API server to the platform,
etcd to store the state of the cluster, scheduler to deploy the Pods(collections
of containers that makes up an application) to the corresponding node in the
cluster evaluating the usage requirements and availability, cloud controller
manager that links the logic of the cluster to the API of the cloud provider,
etc. At the risk of getting out of this scope of the thesis, we do not analyze
more of the technicalities of kubernetes.
</text:p>
      <text:p text:style-name="Text_20_body">In our implementation, we will use the heuristics of scaling provided by
kubernetes in multiple cases. Alongside, the web UI kubernetes provides lets us
visualize the resource usage by the platform and applications to a great
extending helping with the monitoring of the setup.
</text:p>
      <text:list text:style-name="OrgBulletedList" text:continue-numbering="false">
        <text:list-item>
          <text:p text:style-name="Text_20_body"><text:span text:style-name="Bold">Namespaces</text:span>: It is very useful to understand the concept of Namespaces in Kubernetes though.
We can logically divide each cluster into multiple virtual clusters called
namespaces. It is a way to divide the existing cluster into separate logical
partitions. The implications of this provision is huge. We will be utilizing
this feature of kubernetes to logically partition the function executors to
support multi tenancy. 
</text:p>
          <text:p text:style-name="Text_20_body">Namespaces provide a scope for names. Names of resources need to be unique
within a namespace, but not across namespaces. Namespaces cannot be nested
inside one another and each Kubernetes resource can only be in one namespace. CITE{<text:a xlink:type="simple" xlink:href="https://kubernetes.io/docs/concepts/overview/working-with-objects/namespaces/">DOC</text:a>}
</text:p>
        </text:list-item>
      </text:list>
      <text:h text:style-name="Heading_20_3" text:outline-level="3" text:is-list-header="false">
<text:bookmark-start text:name="OrgXref.org024cdac"/>
<text:bookmark text:name="org024cdac"/>OpenFaaS
<text:bookmark-end text:name="OrgXref.org024cdac"/></text:h>
      <text:p text:style-name="Text_20_body">Now that we have seen an overview of the packaging and clustering management
systems, it is time to look at the right platform to test out our state-ful FaaS
idea on. Considering that one main aim of the thesis is to move away from vendor
locked platforms, it all makes sense that we investigate the available open
source FaaS solutions to extend on.
</text:p>
      <text:p text:style-name="Text_20_body">A survey was done comparing multiple open source FaaS offerings as explained in
the section 2.2.3. From CITE{<text:a xlink:type="simple" xlink:href="https://arxiv.org/pdf/1911.07449.pdf">PAPER</text:a>}, it is quite clear that one of the most
simplistic approach to architecture and flexibility belongs to OpenFaaS. The
ease of setup and the community support also is a huge add on for the OpenFaaS
to be chosen as out tool of preference.
</text:p>
      <text:p text:style-name="Text_20_body">OpenFaaS was a one person project that was initially developed just to test out
the power of vanilla docker orchestration tools to deploy event driven functions
on demand and scale. The clean and scalable architecture soon put the project in
spotlight. The best thing about OpenFaaS is that, the core modules of OpenFaaS
are very light weight and all the other units can be added on to this core as
necessary. The tool soon got to using Kubernetes as the default deployment
platform due to the increased popularity and to make the best of Kubernetes
heuristics for scaling.
</text:p>
      <text:p text:style-name="OrgFixedWidthBlock">\begin{figure}[!h]</text:p>
      <text:p text:style-name="OrgFixedWidthBlock"> <text:s text:c="3"/>\caption{OpenFaaS workflow}</text:p>
      <text:p text:style-name="OrgFixedWidthBlock"> <text:s text:c="3"/>\centering</text:p>
      <text:p text:style-name="OrgFixedWidthBlock"> <text:s text:c="3"/>\includegraphics[width=100mm]{./thesis_images/openfaas_workflow.png}</text:p>
      <text:p text:style-name="OrgFixedWidthBlock"> <text:s text:c="3"/>\label{fig:Openfaas workflow}</text:p>
      <text:p text:style-name="OrgFixedWidthBlockLastLine">\end{figure}</text:p>
      <text:p text:style-name="OrgFixedWidthBlockLastLine"/>
      <text:p text:style-name="Text_20_body">The following are the main components on an OpenFaaS setup to give the user a
bit more intuition on how functions are scheduled, executed and scaled in the
platform. Figure 14 goes along with the following description.
</text:p>
      <text:h text:style-name="Heading_20_4" text:outline-level="4" text:is-list-header="false">
<text:bookmark-start text:name="OrgXref.org8595cf7"/>
<text:bookmark text:name="org8595cf7"/>OpenFaaS Gateway
<text:bookmark-end text:name="OrgXref.org8595cf7"/></text:h>
      <text:p text:style-name="Text_20_body">The gateway is the entrypoint to the FaaS infrastructure. It provides an API
which opens an external route into the functions. The gateway does a lot of the
main functions in the infrastructure. The gateway is basically responsible for
collecting the metric information and scaling the functions accordingly. It has
a built in UI portal for ease of deployment and invocations of functions for the
user. When kubernetes is used as the orchestration platform, the conceptual
design of OpenFaaS can be visualized as Figure 15.
</text:p>
      <text:p text:style-name="OrgFixedWidthBlock">\begin{figure}[!h]</text:p>
      <text:p text:style-name="OrgFixedWidthBlock"> <text:s text:c="3"/>\caption{OpenFaaS conceptual design with Kubernetes}</text:p>
      <text:p text:style-name="OrgFixedWidthBlock"> <text:s text:c="3"/>\centering</text:p>
      <text:p text:style-name="OrgFixedWidthBlock"> <text:s text:c="3"/>\includegraphics[width=180mm]{./thesis_images/openfaas_diag.png}</text:p>
      <text:p text:style-name="OrgFixedWidthBlock"> <text:s text:c="3"/>\label{fig:Openfaas with Kubernetes}</text:p>
      <text:p text:style-name="OrgFixedWidthBlockLastLine">\end{figure}</text:p>
      <text:p text:style-name="OrgFixedWidthBlockLastLine"/>
      <text:p text:style-name="Text_20_body">As can be noted in the image, Prometheus and Alertmanager are connected to the
OpenFaaS Gateway API.
</text:p>
      <text:list text:style-name="OrgBulletedList" text:continue-numbering="false">
        <text:list-item>
          <text:p text:style-name="Text_20_body">Prometheus is a monitoring system and time series database. Prometheus is now
the de-facto monitoring solution for Cloud Native projects. It combines a
simple interface with a powerful query language to monitor and observe
microservices and functions, which are the two primitives of any FaaS.
Prometheus basically does two functions. It gets metrics from machines in your
cluster. These machines can be actual nodes or virtual machines or containers.
One can define custom rules to check on these metrics and if any of the rules
are triggered, Prometheus will fire off alerts via AlertManager. OpenFaaS
Gateway exposes a lot of these collected metrics via Prometheus for
visualization and monitoring. We will be using these metrics for our monitoring.
</text:p>
        </text:list-item>
      </text:list>
      <text:h text:style-name="Heading_20_4" text:outline-level="4" text:is-list-header="false">
<text:bookmark-start text:name="OrgXref.org11b43f3"/>
<text:bookmark text:name="org11b43f3"/>faas-provider
<text:bookmark-end text:name="OrgXref.org11b43f3"/></text:h>
      <text:p text:style-name="Text_20_body">faas-provider is a very flexible interface that provides CRUD(create, read,
update, delete) to functions and the invoke capability. The information about
the function that need to be created/updated/invoked gets fed directly from the
OpenFaaS gateway which is the endpoint to which external world communicates to.
</text:p>
      <text:p text:style-name="Text_20_body">The design of faas-provider makes OpenFaaS a unique platform. One can their own
faas-provider and hence change the backend of the OpenFaaS infrastructure very
easily. There are design guidelines available to develop your own faas-provider
backend CITE {<text:a xlink:type="simple" xlink:href="https://github.com/openfaas/faas-provider/">DOC</text:a>}, which basically is defining how CRUD and invoke operations
are handled by the backend. The most stable and popularly used faas-provider
that is maintained  by the community is faas-netes, which is the Kubernetes
backend for OpenFaaS.
</text:p>
      <text:p text:style-name="Text_20_body">faas-provider takes care of scheduling the functions in the right node based on
the availability and requirement. It also does the scaling up and down
of the function instances based on the information from the gateway that it
gathered via Prometheus. Figure 16 shows the conceptual view of just
faas-provider stripping away the rest of the complexities.
</text:p>
      <text:p text:style-name="OrgFixedWidthBlock">\begin{figure}[!h]</text:p>
      <text:p text:style-name="OrgFixedWidthBlock"> <text:s text:c="3"/>\caption{faas-provider}</text:p>
      <text:p text:style-name="OrgFixedWidthBlock"> <text:s text:c="3"/>\centering</text:p>
      <text:p text:style-name="OrgFixedWidthBlock"> <text:s text:c="3"/>\includegraphics[width=180mm]{./thesis_images/faas-provider.png}</text:p>
      <text:p text:style-name="OrgFixedWidthBlock"> <text:s text:c="3"/>\label{fig:faas-provider}</text:p>
      <text:p text:style-name="OrgFixedWidthBlockLastLine">\end{figure}</text:p>
      <text:p text:style-name="OrgFixedWidthBlockLastLine"/>
      <text:h text:style-name="Heading_20_4" text:outline-level="4" text:is-list-header="false">
<text:bookmark-start text:name="OrgXref.orgda6ee50"/>
<text:bookmark text:name="orgda6ee50"/>OpenFaaS watchdog
<text:bookmark-end text:name="OrgXref.orgda6ee50"/></text:h>
      <text:p text:style-name="Text_20_body">The OpenFaaS watchdog CITE {<text:a xlink:type="simple" xlink:href="https://docs.openfaas.com/architecture/watchdog/">DOC</text:a>} is responsible for starting and monitoring functions in
OpenFaaS. Any binary can become a function through the use of watchdog.
</text:p>
      <text:p text:style-name="Text_20_body">The watchdog becomes an "init process" with an embedded HTTP server written in
Golang, it can support concurrent requests, timeouts and healthchecks. The newer
of-watchdog mentioned below is similar, but ideal for streaming use-cases or
when an expensive resource needs to be maintained between requests such as a
database connection, ML model or other data. 
</text:p>
      <text:h text:style-name="Heading_20_4" text:outline-level="4" text:is-list-header="false">
<text:bookmark-start text:name="OrgXref.org3a93959"/>
<text:bookmark text:name="org3a93959"/>Auto-scaling
<text:bookmark-end text:name="OrgXref.org3a93959"/></text:h>
      <text:p text:style-name="Text_20_body">OpenFaaS ships with a single auto-scaling rule defined in the mounted configuration file for AlertManager. AlertManager reads usage (requests per second) metrics from Prometheus in order to know when to fire an alert to the API Gateway.
</text:p>
      <text:p text:style-name="Text_20_body">The API Gateway handles AlertManager alerts through its /system/alert route.
</text:p>
      <text:p text:style-name="Text_20_body">The auto-scaling provided by this method can be disabled by either deleting the AlertManager deployment or by scaling the deployment to zero replicas.
</text:p>
      <text:p text:style-name="Text_20_body">One can specify the minimum number of replicas and the maximum replicas to be
available. If minimum replicas is defined to be &gt;0 then a warm copy of the
function will always be idle-ing there by avoiding the cold start issue.
Although this comes with an added cost of a docket container always up in the
memory although the resource usage during the idle time is super low. We can
also fine tune several other parameters like the factor by which the function
should be scaled up or down when there is a burst or decline of the traffic,
etc. This makes OpenFaaS extremely powerful and yet in the most simplistic way
possible.
</text:p>
      <text:p text:style-name="Text_20_body">When Kubernetes is used as the backend, instead of AlertManager the built-in
Horizontal Pod Autoscaler CITE{<text:a xlink:type="simple" xlink:href="https://kubernetes.io/docs/tasks/run-application/horizontal-pod-autoscale/">DOC</text:a>}. This is a lot more matured as a scaler
scheduler and we will be using that for the thesis implementation.
</text:p>
      <text:h text:style-name="Heading_20_4" text:outline-level="4" text:is-list-header="false">
<text:bookmark-start text:name="OrgXref.org9f480a7"/>
<text:bookmark text:name="org9f480a7"/>NATS streaming
<text:bookmark-end text:name="OrgXref.org9f480a7"/></text:h>
      <text:p text:style-name="Text_20_body">A curiously lightweight application that has been adapted into OpenFaaS is NATS.
NATS provides simple and secure messaging functionality to the setup. It does
event and data streaming in the cluster. OpenFaaS uses NATS Streaming which
builds on top of the base NATS protocol to offer data streaming or a queue CITE
{<text:a xlink:type="simple" xlink:href="https://www.openfaas.com/blog/plonk-stack/">doc</text:a>}. NATS streaming provides Queue worker in which the function invocation
requests can be queued up by the API Gateway, and processed in parallel when the
capacity becomes available. Asyncronous invocations can be very easily done
since it is built in without making any changes to the gateway. Each function
will have a separate endpoint that can be used to invoke it asynchronously. 
</text:p>
      <text:p text:style-name="Text_20_body">NATS streaming is a Pub Sub protocol implementation like Kafka but with very
high throughput compared to the latter. Publish-subscribe  pattern  corresponds
to a mechanism where in producers publish messages that are grouped into
categories and consumers subscribe to categories which they are interested CITE {<text:a xlink:type="simple" xlink:href="https://arxiv.org/pdf/1912.03715.pdf">PAPER</text:a>}. NATS
is extremely lightweight as a 
technology making it the right candidate for an elastic Serverless
infrastructure, compared to a full blown message broker
system like Kafka. Along side, considering the ephemeral nature of state in FaaS
setup, an in-memory message delivery protocol like NAT could be extremely
useful.
</text:p>
      <text:h text:style-name="Heading_20_4" text:outline-level="4" text:is-list-header="false">
<text:bookmark-start text:name="OrgXref.org57bf350"/>
<text:bookmark text:name="org57bf350"/>Triggers
<text:bookmark-end text:name="OrgXref.org57bf350"/></text:h>
      <text:p text:style-name="Text_20_body">OpenFaaS functions can be triggered easily by any kind of event. A small piece
of code will convert from the event-source and trigger the function using the
OpenFaaS Gateway API. Some of the most used triggers are:
</text:p>
      <text:list text:style-name="OrgBulletedList" text:continue-numbering="false">
        <text:list-item>
          <text:p text:style-name="Text_20_body">HTTP: One can send POST requests to the function endpoint which follows the
patter `<text:a xlink:type="simple" xlink:href="https://">https://</text:a>&lt;gateway URL&gt;:&lt;port&gt;/function/&lt;function name&gt;`
</text:p>
        </text:list-item>
        <text:list-item>
          <text:p text:style-name="Text_20_body">Cron
</text:p>
        </text:list-item>
        <text:list-item>
          <text:p text:style-name="Text_20_body">NATS streaming/Async: You can execute a function or microservice
asynchronously by replacing <text:span text:style-name="Emphasis">function</text:span> with <text:span text:style-name="Emphasis">async-function</text:span> when accessing the
endpoint via the OpenFaaS gateway.
</text:p>
        </text:list-item>
        <text:list-item>
          <text:p text:style-name="Text_20_body">CLI: we can trigger user faas-cli which is a command line application to
communicate with faas gateway
</text:p>
        </text:list-item>
        <text:list-item>
          <text:p text:style-name="Text_20_body">Apache Kafka
</text:p>
        </text:list-item>
        <text:list-item>
          <text:p text:style-name="Text_20_body">AWS SQS
</text:p>
        </text:list-item>
        <text:list-item>
          <text:p text:style-name="Text_20_body">Redis
</text:p>
        </text:list-item>
        <text:list-item>
          <text:p text:style-name="Text_20_body">Minio/S3
</text:p>
        </text:list-item>
        <text:list-item>
          <text:p text:style-name="Text_20_body">RabbitMQ
</text:p>
        </text:list-item>
      </text:list>
      <text:h text:style-name="Heading_20_4" text:outline-level="4" text:is-list-header="false">
<text:bookmark-start text:name="OrgXref.orgdea2e39"/>
<text:bookmark text:name="orgdea2e39"/>Runtime supports and templates
<text:bookmark-end text:name="OrgXref.orgdea2e39"/></text:h>
      <text:p text:style-name="Text_20_body">OpenFaaS is one of the unique engines that supports any and all programming
languages to write functions in because of its architecture. The way OpenFaaS
works, it dockerize the application by adding an of-watchdog to the application
container and deploy it to the kubernetes cluster. To make the process easier,
OpenFaaS doesn't expect you to write the Dockerfile. Instead, it provides
already packaged versions of language bundles called templates. The developer
can just pull the right template from the template store and just edit the
entrypoint script to add their application logic.
</text:p>
      <text:p text:style-name="Text_20_body">Like was briefly hinted earlier, OpenFaaS provides a command line tool called
faas-cli. This tool can be used to build, push and deploy the docker images from
the code. With build, it build an image into the local Docker library. With
push, it pushes that image to a remote container registry. With deploy, it
deploys your function into a cluster.
</text:p>
      <text:p text:style-name="Text_20_body">As an example, to build a simple python function, the developer will follow the
proceeding commands:
</text:p>
      <text:p text:style-name="Text_20_body">faas-cli template store pull python3
faas-cli new funcname –lang python3
</text:p>
      <text:p text:style-name="Text_20_body">faas-cli build -f funcname.yml
faas-cli push funcname
faas-cli deploy -f funcname.yml
</text:p>
      <text:h text:style-name="Heading_20_3" text:outline-level="3" text:is-list-header="false">
<text:bookmark-start text:name="OrgXref.orgf1e164f"/>
<text:bookmark text:name="orgf1e164f"/>FaaS-flow
<text:bookmark-end text:name="OrgXref.orgf1e164f"/></text:h>
      <text:p text:style-name="Text_20_body">In section 3.1, we analyzed different possible ways to do function composition.
We saw that workflow pattern is the most efficient and flexible design for a
FaaS application to composite functions. What this means is, the best way to go
about it is by keeping a Distributed Acyclic Graph in memory that is logically
sort of a flowchart defining the conditionals, branches and the loops in a
function composition.  
</text:p>
      <text:h text:style-name="Heading_20_5" text:outline-level="5" text:is-list-header="false">
<text:bookmark-start text:name="OrgXref.org257a810"/>
<text:bookmark text:name="org257a810"/>StateStore
<text:bookmark-end text:name="OrgXref.org257a810"/></text:h>
      <text:h text:style-name="Heading_20_5" text:outline-level="5" text:is-list-header="false">
<text:bookmark-start text:name="OrgXref.org72f6f5b"/>
<text:bookmark text:name="org72f6f5b"/>DataStore
<text:bookmark-end text:name="OrgXref.org72f6f5b"/></text:h>
      <text:h text:style-name="Heading_20_3" text:outline-level="3" text:is-list-header="false">
<text:bookmark-start text:name="OrgXref.orgc635c58"/>
<text:bookmark text:name="orgc635c58"/>Prometheus
<text:bookmark-end text:name="OrgXref.orgc635c58"/></text:h>
      <text:h text:style-name="Heading_20_3" text:outline-level="3" text:is-list-header="false">
<text:bookmark-start text:name="OrgXref.orgead8e89"/>
<text:bookmark text:name="orgead8e89"/>Jaeger
<text:bookmark-end text:name="OrgXref.orgead8e89"/></text:h>
      <text:h text:style-name="Heading_20_3" text:outline-level="3" text:is-list-header="false">
<text:bookmark-start text:name="OrgXref.orgd82dab7"/>
<text:bookmark text:name="orgd82dab7"/>Minio
<text:bookmark-end text:name="OrgXref.orgd82dab7"/></text:h>
      <text:h text:style-name="Heading_20_2" text:outline-level="2" text:is-list-header="false">
<text:bookmark-start text:name="OrgXref.org1078067"/>
<text:bookmark text:name="org1078067"/>Architecture
<text:bookmark-end text:name="OrgXref.org1078067"/></text:h>
      <text:p text:style-name="OrgFixedWidthBlock">\begin{figure}[!h]</text:p>
      <text:p text:style-name="OrgFixedWidthBlock"> <text:s text:c="3"/>\caption{Architecture}</text:p>
      <text:p text:style-name="OrgFixedWidthBlock"> <text:s text:c="3"/>\centering</text:p>
      <text:p text:style-name="OrgFixedWidthBlock"> <text:s text:c="3"/>\includegraphics[width=130mm]{./thesis_images/architecture.png}</text:p>
      <text:p text:style-name="OrgFixedWidthBlock"> <text:s text:c="3"/>\label{fig:arch}</text:p>
      <text:p text:style-name="OrgFixedWidthBlockLastLine">\end{figure}</text:p>
      <text:p text:style-name="OrgFixedWidthBlockLastLine"/>
      <text:p text:style-name="OrgFixedWidthBlock">\begin{figure}[!h]</text:p>
      <text:p text:style-name="OrgFixedWidthBlock"> <text:s text:c="3"/>\caption{Faas flow}</text:p>
      <text:p text:style-name="OrgFixedWidthBlock"> <text:s text:c="3"/>\centering</text:p>
      <text:p text:style-name="OrgFixedWidthBlock"> <text:s text:c="3"/>\includegraphics[width=130mm]{./thesis_images/faas-flow.png}</text:p>
      <text:p text:style-name="OrgFixedWidthBlock"> <text:s text:c="3"/>\label{fig:faas-flow}</text:p>
      <text:p text:style-name="OrgFixedWidthBlockLastLine">\end{figure}</text:p>
      <text:p text:style-name="OrgFixedWidthBlockLastLine"/>
      <text:h text:style-name="Heading_20_1" text:outline-level="1" text:is-list-header="false">
<text:bookmark-start text:name="OrgXref.orgd706f85"/>
<text:bookmark text:name="orgd706f85"/>Evaluation
<text:bookmark-end text:name="OrgXref.orgd706f85"/></text:h>
      <text:h text:style-name="Heading_20_1" text:outline-level="1" text:is-list-header="false">
<text:bookmark-start text:name="OrgXref.org31ee6bd"/>
<text:bookmark text:name="org31ee6bd"/>Related work
<text:bookmark-end text:name="OrgXref.org31ee6bd"/></text:h>
      <text:p text:style-name="Text_20_body">Serverless has gained a lot of attention and traction from the scientific
community in the past few years because of its massive implications in resource
conservation and innovative programming when one doesn't have to worry about
compute management anymore. The issues that were discussed in sessions above are
being studied by various studies and the most significant ones are worth noting.
</text:p>
      <text:p text:style-name="Text_20_body">Before getting into the studies that focus on the issues that was covered in
this paper, it is interesting to have a look at  a very recent literature review
CITE{<text:a xlink:type="simple" xlink:href="https://arxiv.org/pdf/2004.03276.pdf">PAPER</text:a>}. In the paper the authors analyze 112 different academic papers
and grey journals in
and around the paradigm of FaaS were analyzed. The researchers found a
staggering lack in the practicability of the work that were proposed by the
scientific community. Along with the lack of reusability and reproducability, it
was found that 88% of these proposals were worked in and around AWS lambda,
which is not very universal as FaaS solution especially considering its vendor
locked in and closed source attributes. The study also mentions how most of
these works being done focus on unrealistic workloads that are not very common
in the production setups in the industry. The paper also says how the current
research lacks methods to chain and branch functions in a meaningful way.
</text:p>
      <text:p text:style-name="Text_20_body">In CITE{<text:a xlink:type="simple" xlink:href="https://arxiv.org/abs/2002.09344">PAPER</text:a>}, the authors interestingly look at the issues that the state of art
isolation mechanisms in FaaS infrastructure bring forward as was mentioned
earlier. These include the lack of security and the heavy cold start time. It
introduces faaslets, an alternate isolation policy to be used instead of
containers. With this, faaslets can share data across instances there by
reducing data transfer costs. In a contemporary study CITE{<text:a xlink:type="simple" xlink:href="https://arxiv.org/pdf/2006.08654.pdf">PAPER</text:a>}, an
orchestration mechanism called TriggerFlow is introduced. It is a really
interesting tool to manage the lifecycle of a cloud function. In this smart
triggering system, function composition is allowed using Distributed Acyclic
Graphs(DAG) to define control flow and data flow in the pipeline. This has huge
potential as an idea, although currently the usability of the platform is
terrible and it can be quite bloated as a entry point to a FaaS system
especially since it is not a very elastic platform. In an older research, and
idea was proposed to schedule events based on tags which was quite similar. But
in a comparison, it is stated that the solution has a heavier memory footprint
than the former.
</text:p>
      <text:p text:style-name="Text_20_body">Cloudburst CITE and SAND CITE are projects that were mentioned in the previous
section. In the former, they suggest adding a key value cache along with
a limited DAG based language to specify the composition was specified before.
Although a very interesting idea, the issues with this systems were discussed
previously. SAND is a very interesting idea as well where they use a different
kind of isolation scheme to allow function composition as opposed to containers. 
</text:p>
      <text:p text:style-name="Text_20_body">In yet another recent paper CITE {<text:a xlink:type="simple" xlink:href="https://arxiv.org/pdf/1902.05870.pdf">paper</text:a>}, a theoretical model for a composition
language called serverless composition language(SPL) which lets the programmer
define function compositions(even can be higher order functions). This paper has
some very interesting formal foundations for serverless as a technology which
was used as a reference.
</text:p>
      <text:p text:style-name="Text_20_body">A very intriguing idea that has been proposed in the research community is to
change the programming model of serverless paradigms completely and introduce a
function shipping architecture for serverless. The idea is that it is suggested
that the way FaaS functions are designed is actually a architectural
anti-patterns that system designers make CITE {ONE STEP FORWARD}. Currently the
pattern can be referred as data shipping. Meaning that data is shipped to the
function as opposed to a function shipping architecture. An example for a
function shipping architecture would be procedures in databases where data is
not moved from its storage location. The reason why the data shipping pattern is
bad is because of the fact that across different storage layers and network
layers, there is a vast spectrum in the memory hierarchy which adds heavy
latencies. Shredder CITE {<text:a xlink:type="simple" xlink:href="https://www.cs.utah.edu/~dongx/paper/sandstorm-socc.pdf">shredder</text:a>} was a work towards adopting a function
coding pattern by adopting v8 isolation mechanism to boot up light weight
instances of the function near to the storage layer of the system. The problem
with this method is the fact that the current data loads are extremely
heterogeneous and it is hard to support this system on all the storage
platforms. But it is a very ambitious idea that has a lot of potential.
</text:p>
      <text:p text:style-name="Text_20_body">Coming to the domain of ephemeral scalable storage, Pocket is a very significant
project which was described in detail earlier. Anna KVS CITE {<text:a xlink:type="simple" xlink:href="https://dsf.berkeley.edu/jmh/papers/anna_ieee18.pdf">ANNA</text:a>}, is a
similar idea which was adopted in the Cloudburst project. The tool was not
adopted in this project mostly because of the low elasticity the tool offers.
</text:p>
      <text:p text:style-name="Text_20_body">In InfiniCache CITE {<text:a xlink:type="simple" xlink:href="https://www.usenix.org/conference/fast20/presentation/wang-ao">blog</text:a>}, a memory object cache is used to store the ephemeral
state in the system. It uses erasure coding and data backup to ensure high availability. 
They try to get this system working on AWS lambda by connecting the runtime to a
priority based queue. 
</text:p>
      <text:h text:style-name="Heading_20_1" text:outline-level="1" text:is-list-header="false">
<text:bookmark-start text:name="OrgXref.org8c761f4"/>
<text:bookmark text:name="org8c761f4"/>Future work
<text:bookmark-end text:name="OrgXref.org8c761f4"/></text:h>
      <text:h text:style-name="Heading_20_1" text:outline-level="1" text:is-list-header="false">
<text:bookmark-start text:name="OrgXref.org72b50c4"/>
<text:bookmark text:name="org72b50c4"/>Conclusion
<text:bookmark-end text:name="OrgXref.org72b50c4"/></text:h>
      <text:p text:style-name="Text_20_body">:UNNUMBERED: t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Nandaja Varma Nandakumar</dc:creator>
    <meta:initial-creator>Nandaja Varma Nandakumar</meta:initial-creator>
    <dc:date>2020-11-08T22:24:17</dc:date>
    <meta:creation-date>2020-11-08T22:24:17</meta:creation-date>
    <meta:generator>Emacs 27.1 (Org mode 9.3.7)</meta:generator>
    <meta:keyword/>
    <dc:subject/>
    <dc:title>Stateful FaaS</dc:title>
  </office:meta>
</office:document-meta>
</file>